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6.48mm"/>
    </style:style>
    <style:style style:name="co4" style:family="table-column">
      <style:table-column-properties fo:break-before="auto" style:column-width="32.95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8.4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25.05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39.02mm"/>
    </style:style>
    <style:style style:name="co12" style:family="table-column">
      <style:table-column-properties fo:break-before="auto" style:column-width="6.65mm"/>
    </style:style>
    <style:style style:name="co13" style:family="table-column">
      <style:table-column-properties fo:break-before="auto" style:column-width="32.84mm"/>
    </style:style>
    <style:style style:name="co14" style:family="table-column">
      <style:table-column-properties fo:break-before="auto" style:column-width="126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31.45mm" fo:break-before="auto" style:use-optimal-row-height="false"/>
    </style:style>
    <style:style style:name="ro5" style:family="table-row">
      <style:table-row-properties style:row-height="12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58" style:family="table-cell" style:parent-style-name="Default">
      <style:table-cell-properties fo:background-color="transparent"/>
    </style:style>
    <style:style style:name="ce172" style:family="table-cell" style:parent-style-name="Default">
      <style:table-cell-properties fo:background-color="#1e90ff"/>
    </style:style>
    <style:style style:name="ce59" style:family="table-cell" style:parent-style-name="Default">
      <style:table-cell-properties fo:background-color="#00bfff"/>
    </style:style>
    <style:style style:name="ce60" style:family="table-cell" style:parent-style-name="Default">
      <style:table-cell-properties fo:background-color="#708090"/>
      <style:text-properties fo:color="#00ff00"/>
    </style:style>
    <style:style style:name="ce5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ee3d3"/>
    </style:style>
    <style:style style:name="ce62" style:family="table-cell" style:parent-style-name="Default">
      <style:table-cell-properties fo:background-color="#ff4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200"/>
    </style:style>
    <style:style style:name="ce66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7cfc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cd853f" fo:wrap-option="wrap"/>
      <style:text-properties fo:color="#ce181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00ff00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4" style:family="table-cell" style:parent-style-name="Default" style:data-style-name="N108"/>
    <style:style style:name="ce72" style:family="table-cell" style:parent-style-name="Default" style:data-style-name="N108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108">
      <style:text-properties fo:font-weight="bold" style:font-weight-asian="bold" style:font-weight-complex="bold"/>
    </style:style>
    <style:style style:name="ce20" style:family="table-cell" style:parent-style-name="Default" style:data-style-name="N124"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4">
      <style:table-cell-properties fo:background-color="transparent"/>
    </style:style>
    <style:style style:name="ce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7cfc00"/>
    </style:style>
    <style:style style:name="ce90" style:family="table-cell" style:parent-style-name="Default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/>
    <style:style style:name="ce95" style:family="table-cell" style:parent-style-name="Default" style:data-style-name="N3"/>
    <style:style style:name="ce96" style:family="table-cell" style:parent-style-name="Default" style:data-style-name="N3">
      <style:table-cell-properties fo:background-color="#fff200"/>
    </style:style>
    <style:style style:name="ce97" style:family="table-cell" style:parent-style-name="Default" style:data-style-name="N3">
      <style:table-cell-properties fo:background-color="#7cfc00"/>
    </style:style>
    <style:style style:name="ce98" style:family="table-cell" style:parent-style-name="Default" style:data-style-name="N3">
      <style:table-cell-properties fo:background-color="#708090"/>
      <style:text-properties fo:color="#00ff00"/>
    </style:style>
    <style:style style:name="ce53" style:family="table-cell" style:parent-style-name="Default" style:data-style-name="N3">
      <style:table-cell-properties fo:background-color="#bee3d3"/>
    </style:style>
    <style:style style:name="ce54" style:family="table-cell" style:parent-style-name="Default" style:data-style-name="N3">
      <style:table-cell-properties fo:background-color="#bee3d3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112"/>
    <style:style style:name="ce16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2" style:family="table-cell" style:parent-style-name="Default" style:data-style-name="N107"/>
    <style:style style:name="ce163" style:family="table-cell" style:parent-style-name="Default" style:data-style-name="N104"/>
    <style:style style:name="ce165" style:family="table-cell" style:parent-style-name="Default" style:data-style-name="N112">
      <style:table-cell-properties fo:border-bottom="none" fo:border-left="0.74pt solid #000000" fo:border-right="none" fo:border-top="none"/>
    </style:style>
    <style:style style:name="ce166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67" style:family="table-cell" style:parent-style-name="Default" style:data-style-name="N37">
      <style:table-cell-properties fo:border-bottom="none" fo:border-left="0.74pt solid #000000" fo:border-right="none" fo:border-top="none"/>
    </style:style>
    <style:style style:name="ce168" style:family="table-cell" style:parent-style-name="Default">
      <style:table-cell-properties fo:border-bottom="none" fo:border-left="0.74pt solid #000000" fo:border-right="none" fo:border-top="none"/>
    </style:style>
    <style:style style:name="ce169" style:family="table-cell" style:parent-style-name="Default">
      <style:table-cell-properties fo:border-bottom="none" fo:background-color="#1e90ff" fo:border-left="0.74pt solid #000000" fo:border-right="none" fo:border-top="none"/>
    </style:style>
    <style:style style:name="ce17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1" style:family="table-cell" style:parent-style-name="Default" style:data-style-name="N37"/>
    <style:style style:name="ce17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4" style:family="table-cell" style:parent-style-name="Default" style:data-style-name="N112">
      <style:table-cell-properties fo:border-bottom="none" fo:background-color="#fff8dc" fo:border-left="none" fo:border-right="0.06pt solid #000000" fo:border-top="none"/>
    </style:style>
    <style:style style:name="ce17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76" style:family="table-cell" style:parent-style-name="Default" style:data-style-name="N37">
      <style:table-cell-properties fo:border-bottom="none" fo:background-color="#fff8dc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fff8dc" fo:border-left="none" fo:border-right="0.06pt solid #000000" fo:border-top="none"/>
    </style:style>
    <style:style style:name="ce178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7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1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3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4" style:family="table-cell" style:parent-style-name="Default">
      <style:table-cell-properties fo:background-color="#ff8c00"/>
    </style:style>
    <style:style style:name="ce185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86" style:family="table-cell" style:parent-style-name="Default">
      <style:table-cell-properties fo:border-bottom="none" fo:background-color="#ff8c00" fo:border-left="none" fo:border-right="0.06pt solid #000000" fo:border-top="none"/>
    </style:style>
    <style:style style:name="ce153" style:family="table-cell" style:parent-style-name="Default">
      <style:table-cell-properties fo:background-color="#808080"/>
    </style:style>
    <style:style style:name="ce18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88" style:family="table-cell" style:parent-style-name="Default">
      <style:table-cell-properties fo:background-color="#ffff00"/>
    </style:style>
    <style:style style:name="ce189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57" style:family="table-cell" style:parent-style-name="Default" style:data-style-name="N37">
      <style:table-cell-properties fo:border-bottom="none" fo:background-color="#808080" fo:border-left="none" fo:border-right="0.06pt solid #000000" fo:border-top="none"/>
    </style:style>
    <style:style style:name="ce190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59" style:family="table-cell" style:parent-style-name="Default" style:data-style-name="N37">
      <style:table-cell-properties fo:border-bottom="none" fo:background-color="#808080" fo:border-left="0.74pt solid #000000" fo:border-right="none" fo:border-top="none"/>
    </style:style>
    <style:style style:name="ce191" style:family="table-cell" style:parent-style-name="Default">
      <style:table-cell-properties fo:border-bottom="none" fo:background-color="#ff8c00" fo:border-left="0.74pt solid #000000" fo:border-right="none" fo:border-top="none"/>
    </style:style>
    <style:style style:name="ce19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0" style:family="table-cell" style:parent-style-name="Default" style:data-style-name="N37">
      <style:table-cell-properties fo:background-color="#808080"/>
    </style:style>
    <style:style style:name="ce193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19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9" style:family="table-cell" style:parent-style-name="Default">
      <style:table-cell-properties fo:background-color="#2b511a"/>
    </style:style>
    <style:style style:name="ce19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19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24" style:family="table-cell" style:parent-style-name="Default" style:data-style-name="N111">
      <style:table-cell-properties fo:border-bottom="0.06pt solid #000000" fo:background-color="#72bf44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5" style:family="table-cell" style:parent-style-name="Default">
      <style:table-cell-properties fo:border-bottom="none" fo:background-color="#72bf44" fo:border-left="0.74pt solid #000000" fo:border-right="none" fo:border-top="none"/>
    </style:style>
    <style:style style:name="ce200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27" style:family="table-cell" style:parent-style-name="Default" style:data-style-name="N111">
      <style:table-cell-properties fo:border-bottom="0.06pt solid #000000" fo:background-color="#fff2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1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2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03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4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5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06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36" style:family="table-cell" style:parent-style-name="Default" style:data-style-name="N37">
      <style:table-cell-properties fo:border-bottom="none" fo:background-color="#ba131a" fo:border-left="none" fo:border-right="0.06pt solid #000000" fo:border-top="none"/>
    </style:style>
    <style:style style:name="ce207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38" style:family="table-cell" style:parent-style-name="Default" style:data-style-name="N37">
      <style:table-cell-properties fo:border-bottom="none" fo:background-color="#ba131a" fo:border-left="0.74pt solid #000000" fo:border-right="none" fo:border-top="none"/>
    </style:style>
    <style:style style:name="ce208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4" style:family="table-cell" style:parent-style-name="Default" style:data-style-name="N37">
      <style:table-cell-properties fo:background-color="#ba131a"/>
    </style:style>
    <style:style style:name="ce209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0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1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2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0" style:family="table-cell" style:parent-style-name="Default" style:data-style-name="N112">
      <style:table-cell-properties fo:background-color="#ed1c24"/>
    </style:style>
    <style:style style:name="ce241" style:family="table-cell" style:parent-style-name="Default" style:data-style-name="N111">
      <style:table-cell-properties fo:border-bottom="0.06pt solid #000000" fo:background-color="#ed1c24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42" style:family="table-cell" style:parent-style-name="Default" style:data-style-name="N37">
      <style:table-cell-properties fo:background-color="#ed1c24"/>
    </style:style>
    <style:style style:name="ce243" style:family="table-cell" style:parent-style-name="Default">
      <style:table-cell-properties fo:background-color="#ed1c24"/>
    </style:style>
    <style:style style:name="ce214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215" style:family="table-cell" style:parent-style-name="Default" style:data-style-name="N111">
      <style:table-cell-properties fo:border-bottom="0.06pt solid #000000" style:text-align-source="fix" style:repeat-content="false" fo:border-left="0.74pt solid #000000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6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7" style:family="table-cell" style:parent-style-name="Default" style:data-style-name="N111">
      <style:table-cell-properties fo:border-bottom="0.06pt solid #000000" style:text-align-source="fix" style:repeat-content="false" fo:border-left="none" fo:border-right="none" style:rotation-angle="90" fo:border-top="none" style:vertical-align="middle"/>
      <style:paragraph-properties fo:text-align="center" fo:margin-left="0mm"/>
      <style:text-properties style:font-name="DejaVu Sans Mono"/>
    </style:style>
    <style:style style:name="ce218" style:family="table-cell" style:parent-style-name="Default" style:data-style-name="N111">
      <style:table-cell-properties fo:border-bottom="0.06pt solid #000000" fo:background-color="#fff8dc" style:text-align-source="fix" style:repeat-content="false" fo:border-left="none" fo:border-right="0.06pt solid #000000" style:rotation-angle="90" fo:border-top="none" style:vertical-align="middle"/>
      <style:paragraph-properties fo:text-align="center" fo:margin-left="0mm"/>
      <style:text-properties style:font-name="DejaVu Sans Mono"/>
    </style:style>
    <style:style style:name="ce6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8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 style:data-style-name="N4">
      <style:table-cell-properties fo:background-color="transparent" fo:wrap-option="wrap"/>
      <style:text-properties fo:color="#00ff00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f58220"/>
    </style:style>
    <style:style style:name="ce279" style:family="table-cell" style:parent-style-name="Default">
      <style:table-cell-properties fo:background-color="#fff685"/>
    </style:style>
    <style:style style:name="ce304" style:family="table-cell" style:parent-style-name="Default" style:data-style-name="N41"/>
    <style:style style:name="gr1" style:family="graphic">
      <style:graphic-properties svg:stroke-width="2mm" svg:stroke-color="#ba131a" draw:marker-start-width="5mm" draw:marker-end-width="5mm" draw:fill-color="#ce181e" draw:textarea-horizontal-align="center" draw:textarea-vertical-align="middle" fo:padding-top="1mm" fo:padding-bottom="1mm" fo:padding-left="1mm" fo:padding-right="1mm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-color="#ce181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Isolation_2_normalTemp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2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2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22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22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274.767796174603" calcext:value-type="float">
            <text:p>27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4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5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6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7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28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29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30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136.055681018844" calcext:value-type="float">
            <text:p>136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31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32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33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34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34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35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36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40.9441859255986" calcext:value-type="float">
            <text:p>4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37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38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39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40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191.172413793103" calcext:value-type="float">
            <text:p>191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41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42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227.489361702128" calcext:value-type="float">
            <text:p>227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82.7234042553192" calcext:value-type="float">
            <text:p>83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32.7553487404789" calcext:value-type="float">
            <text:p>3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" calcext:value-type="float">
            <text:p>1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" calcext:value-type="float">
            <text:p>27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073.65819161007" calcext:value-type="float">
            <text:p>1073.65819161007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.F53:Isolation_2_normalTemp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2:Isolation_2_normalTemp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3:Isolation_2_normalTemp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4:Isolation_2_normalTemp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2:Isolation_2_normalTemp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3:Isolation_2_normalTemp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5:Isolation_2_normalTemp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6:Isolation_2_normalTemp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0:Isolation_2_normalTemp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1:Isolation_2_normalTemp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0:Isolation_2_normalTemp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71:Isolation_2_normalTemp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4:Isolation_2_normalTemp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5:Isolation_2_normalTemp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2:Isolation_2_normalTemp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3:Isolation_2_normalTemp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6:Isolation_2_normalTemp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65:Isolation_2_normalTemp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90:Isolation_2_normalTemp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.F89:Isolation_2_normalTemp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" table:style-name="ta1">
        <office:forms form:automatic-focus="false" form:apply-design-mode="false"/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108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108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8" calcext:value-type="float">
            <text:p>0.8</text:p>
          </table:table-cell>
          <table:table-cell table:style-name="ce108" table:formula="of:=1/[.E5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00" calcext:value-type="float">
            <text:p>1'400.0</text:p>
          </table:table-cell>
          <table:table-cell table:style-name="ce108" table:formula="of:=1/[.E5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462572047431991" calcext:value-type="float">
            <text:p>0.5</text:p>
          </table:table-cell>
          <table:table-cell table:style-name="ce76" table:formula="of:=SUM([.F53:.F56])" office:value-type="float" office:value="2.1618253968254" calcext:value-type="float">
            <text:p>2.1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0.1765850435038" calcext:value-type="float">
            <text:p>10.18</text:p>
          </table:table-cell>
          <table:table-cell office:value-type="float" office:value="35" calcext:value-type="float">
            <text:p>35</text:p>
          </table:table-cell>
          <table:table-cell table:style-name="ce53" table:formula="of:=[.I57]*[.H57]" office:value-type="float" office:value="356.180476522633" calcext:value-type="float">
            <text:p>356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109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110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111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112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8" calcext:value-type="float">
            <text:p>0.8</text:p>
          </table:table-cell>
          <table:table-cell table:style-name="ce113" table:formula="of:=1/[.E64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1.33333333333333" calcext:value-type="float">
            <text:p>1.3</text:p>
          </table:table-cell>
          <table:table-cell table:style-name="ce114" table:formula="of:=1/[.E65]" office:value-type="float" office:value="0.75" calcext:value-type="float">
            <text:p>0.7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00" calcext:value-type="float">
            <text:p>1'400.0</text:p>
          </table:table-cell>
          <table:table-cell table:style-name="ce115" table:formula="of:=1/[.E66]" office:value-type="float" office:value="0.000714285714285714" calcext:value-type="float">
            <text:p>0.00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388730517196698" calcext:value-type="float">
            <text:p>0.4</text:p>
          </table:table-cell>
          <table:table-cell table:style-name="ce76" table:formula="of:=SUM([.F60:.F66])" office:value-type="float" office:value="2.57247619047619" calcext:value-type="float">
            <text:p>2.57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5.44222724075377" calcext:value-type="float">
            <text:p>5.44</text:p>
          </table:table-cell>
          <table:table-cell office:value-type="float" office:value="35" calcext:value-type="float">
            <text:p>35</text:p>
          </table:table-cell>
          <table:table-cell table:style-name="ce53" table:formula="of:=[.I67]*[.H67]" office:value-type="float" office:value="190.477953426382" calcext:value-type="float">
            <text:p>190</text:p>
          </table:table-cell>
          <table:table-cell office:value-type="string" calcext:value-type="string">
            <text:p>35°Wasser→0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116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117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118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119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119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0.8" calcext:value-type="float">
            <text:p>0.8</text:p>
          </table:table-cell>
          <table:table-cell table:style-name="ce120" table:formula="of:=1/[.E75]" office:value-type="float" office:value="1.25" calcext:value-type="float">
            <text:p>1.25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121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0.545922479007981" calcext:value-type="float">
            <text:p>0.5</text:p>
          </table:table-cell>
          <table:table-cell table:style-name="ce76" table:formula="of:=SUM([.F70:.F76])" office:value-type="float" office:value="1.83176190476191" calcext:value-type="float">
            <text:p>1.83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1.63776743702394" calcext:value-type="float">
            <text:p>1.64</text:p>
          </table:table-cell>
          <table:table-cell office:value-type="float" office:value="35" calcext:value-type="float">
            <text:p>35</text:p>
          </table:table-cell>
          <table:table-cell table:style-name="ce53" table:formula="of:=[.I77]*[.H77]" office:value-type="float" office:value="57.321860295838" calcext:value-type="float">
            <text:p>57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35" calcext:value-type="float">
            <text:p>35</text:p>
          </table:table-cell>
          <table:table-cell table:style-name="ce53" table:formula="of:=[.I79]*[.H79]" office:value-type="float" office:value="78.75" calcext:value-type="float">
            <text:p>79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122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123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124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1.33333333333333" calcext:value-type="float">
            <text:p>1.3</text:p>
          </table:table-cell>
          <table:table-cell table:style-name="ce125" table:formula="of:=1/[.E85]" office:value-type="float" office:value="0.75" calcext:value-type="float">
            <text:p>0.7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579310344827586" calcext:value-type="float">
            <text:p>0.6</text:p>
          </table:table-cell>
          <table:table-cell table:style-name="ce20" table:formula="of:=SUM([.F82:.F85])" office:value-type="float" office:value="1.72619047619048" calcext:value-type="float">
            <text:p>1.7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2.7448275862069" calcext:value-type="float">
            <text:p>12.74</text:p>
          </table:table-cell>
          <table:table-cell office:value-type="float" office:value="25" calcext:value-type="float">
            <text:p>25</text:p>
          </table:table-cell>
          <table:table-cell table:style-name="ce54" table:formula="of:=[.I86]*[.H86]" office:value-type="float" office:value="318.620689655172" calcext:value-type="float">
            <text:p>319</text:p>
          </table:table-cell>
          <table:table-cell office:value-type="string" calcext:value-type="string">
            <text:p>35°Wasser→10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0.4" calcext:value-type="float">
            <text:p>0.4</text:p>
          </table:table-cell>
          <table:table-cell table:style-name="ce126" table:formula="of:=1/[.E89]" office:value-type="float" office:value="2.5" calcext:value-type="float">
            <text:p>2.5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127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382978723404255" calcext:value-type="float">
            <text:p>0.4</text:p>
          </table:table-cell>
          <table:table-cell table:style-name="ce20" table:formula="of:=SUM([.F89:.F90])" office:value-type="float" office:value="2.61111111111111" calcext:value-type="float">
            <text:p>2.6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8.42553191489362" calcext:value-type="float">
            <text:p>8.43</text:p>
          </table:table-cell>
          <table:table-cell office:value-type="float" office:value="35" calcext:value-type="float">
            <text:p>35</text:p>
          </table:table-cell>
          <table:table-cell table:style-name="ce54" table:formula="of:=[.I91]*[.H91]" office:value-type="float" office:value="294.893617021277" calcext:value-type="float">
            <text:p>295</text:p>
          </table:table-cell>
          <table:table-cell office:value-type="string" calcext:value-type="string">
            <text:p>20° Raum → -1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382978723404255" calcext:value-type="float">
            <text:p>0.4</text:p>
          </table:table-cell>
          <table:table-cell table:style-name="ce20" table:formula="of:=[.F91]" office:value-type="float" office:value="2.61111111111111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3.06382978723404" calcext:value-type="float">
            <text:p>3.06</text:p>
          </table:table-cell>
          <table:table-cell office:value-type="float" office:value="35" calcext:value-type="float">
            <text:p>35</text:p>
          </table:table-cell>
          <table:table-cell table:style-name="ce54" table:formula="of:=[.I93]*[.H93]" office:value-type="float" office:value="107.234042553191" calcext:value-type="float">
            <text:p>107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0.545922479007981" calcext:value-type="float">
            <text:p>0.5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2.18368991603192" calcext:value-type="float">
            <text:p>2.18</text:p>
          </table:table-cell>
          <table:table-cell office:value-type="float" office:value="25" calcext:value-type="float">
            <text:p>25</text:p>
          </table:table-cell>
          <table:table-cell table:style-name="ce54" table:formula="of:=[.I94]*[.H94]" office:value-type="float" office:value="54.5922479007981" calcext:value-type="float">
            <text:p>55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10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/>
          <table:table-cell table:style-name="ce53" office:value-type="float" office:value="200" calcext:value-type="float">
            <text:p>20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1658.07088737529" calcext:value-type="float">
            <text:p>1658.07088737529</text:p>
          </table:table-cell>
          <table:table-cell table:number-columns-repeated="1014"/>
        </table:table-row>
        <table:table-row table:style-name="ro1" table:number-rows-repeated="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 office:value-type="string" calcext:value-type="string">
            <text:p>Beheizte Mas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Südwand + Ostwand 25m^2 * 0.3m * 2400kg/m^3 * 880 J/kg/K </text:p>
          </table:table-cell>
          <table:table-cell table:number-columns-repeated="2"/>
          <table:table-cell office:value-type="float" office:value="4.4" calcext:value-type="float">
            <text:p>4.4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Zwischenwand Waschküche <text:s/>5m^2 * 0.2m * 2400kg/m^3 * 880 J/kg/K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Total</text:p>
          </table:table-cell>
          <table:table-cell table:number-columns-repeated="2"/>
          <table:table-cell table:formula="of:=SUM([.E103:.E104])" office:value-type="float" office:value="5" calcext:value-type="float">
            <text:p>5</text:p>
          </table:table-cell>
          <table:table-cell office:value-type="string" calcext:value-type="string">
            <text:p>kWh/K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i 10°C auf 20°C ~ 5-10h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Annahme 1kW für Aufheizen und 1kW für Wärme erhal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max.</text:p>
          </table:table-cell>
          <table:table-cell table:number-columns-repeated="7"/>
          <table:table-cell table:style-name="Default" office:value-type="string" calcext:value-type="string">
            <text:p>2000W</text:p>
          </table:table-cell>
          <table:table-cell table:number-columns-repeated="1014"/>
        </table:table-row>
        <table:table-row table:style-name="ro1" table:number-rows-repeated="12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.F53:Isolation_2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2:Isolation_2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3:Isolation_2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4:Isolation_2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2:Isolation_2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3:Isolation_2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5:Isolation_2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6:Isolation_2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0:Isolation_2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1:Isolation_2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0:Isolation_2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71:Isolation_2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4:Isolation_2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5:Isolation_2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2:Isolation_2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3:Isolation_2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6:Isolation_2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65:Isolation_2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90:Isolation_2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.F89:Isolation_2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Tabelle1" table:style-name="ta1">
        <office:forms form:automatic-focus="false" form:apply-design-mode="false"/>
        <table:shapes>
          <draw:line draw:z-index="0" draw:style-name="gr1" draw:text-style-name="P1" svg:x1="514.85mm" svg:y1="53.44mm" svg:x2="514.85mm" svg:y2="245.81mm">
            <text:p/>
          </draw:line>
          <draw:line draw:z-index="1" draw:style-name="gr1" draw:text-style-name="P1" svg:x1="573.43mm" svg:y1="53.14mm" svg:x2="573.43mm" svg:y2="245.51mm">
            <text:p/>
          </draw:line>
          <draw:line draw:z-index="2" draw:style-name="gr1" draw:text-style-name="P1" svg:x1="620.73mm" svg:y1="52.54mm" svg:x2="620.73mm" svg:y2="244.91mm">
            <text:p/>
          </draw:line>
          <draw:line draw:z-index="3" draw:style-name="gr1" draw:text-style-name="P1" svg:x1="705.62mm" svg:y1="50.74mm" svg:x2="705.62mm" svg:y2="243.11mm">
            <text:p/>
          </draw:lin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number-columns-repeated="6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12" table:default-cell-style-name="ce168"/>
        <table:table-column table:style-name="co12" table:number-columns-repeated="4" table:default-cell-style-name="Default"/>
        <table:table-column table:style-name="co12" table:default-cell-style-name="ce243"/>
        <table:table-column table:style-name="co12" table:default-cell-style-name="ce177"/>
        <table:table-column table:style-name="co12" table:default-cell-style-name="ce168"/>
        <table:table-column table:style-name="co12" table:number-columns-repeated="5" table:default-cell-style-name="Default"/>
        <table:table-column table:style-name="co12" table:default-cell-style-name="ce177"/>
        <table:table-column table:style-name="co2" table:number-columns-repeated="923" table:default-cell-style-name="Default"/>
        <table:table-row table:style-name="ro3">
          <table:table-cell table:style-name="ce160" table:number-columns-repeated="10"/>
          <table:table-cell table:style-name="ce165" office:value-type="string" calcext:value-type="string">
            <text:p>KW1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5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6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7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8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19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0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1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2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3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4</text:p>
          </table:table-cell>
          <table:table-cell table:style-name="ce160" table:number-columns-repeated="5"/>
          <table:table-cell table:style-name="ce174"/>
          <table:table-cell table:style-name="ce165" office:value-type="string" calcext:value-type="string">
            <text:p>KW25</text:p>
          </table:table-cell>
          <table:table-cell table:style-name="ce160" table:number-columns-repeated="4"/>
          <table:table-cell table:style-name="ce240"/>
          <table:table-cell table:style-name="ce174"/>
          <table:table-cell table:style-name="ce165" office:value-type="string" calcext:value-type="string">
            <text:p>KW26</text:p>
          </table:table-cell>
          <table:table-cell table:style-name="ce160" table:number-columns-repeated="5"/>
          <table:table-cell table:style-name="ce174"/>
          <table:table-cell table:style-name="ce160" table:number-columns-repeated="923"/>
        </table:table-row>
        <table:table-row table:style-name="ro4">
          <table:table-cell table:style-name="ce161" table:number-columns-repeated="10"/>
          <table:table-cell table:style-name="ce166" office:value-type="date" office:date-value="2019-04-01" calcext:value-type="date">
            <text:p>Mo <text:s/>01.04.19</text:p>
          </table:table-cell>
          <table:table-cell table:style-name="ce170" table:formula="of:=[.K2]+1" office:value-type="date" office:date-value="2019-04-02" calcext:value-type="date">
            <text:p>Di <text:s/>02.04.19</text:p>
          </table:table-cell>
          <table:table-cell table:style-name="ce170" table:formula="of:=[.L2]+1" office:value-type="date" office:date-value="2019-04-03" calcext:value-type="date">
            <text:p>Mi <text:s/>03.04.19</text:p>
          </table:table-cell>
          <table:table-cell table:style-name="ce170" table:formula="of:=[.M2]+1" office:value-type="date" office:date-value="2019-04-04" calcext:value-type="date">
            <text:p>Do <text:s/>04.04.19</text:p>
          </table:table-cell>
          <table:table-cell table:style-name="ce170" table:formula="of:=[.N2]+1" office:value-type="date" office:date-value="2019-04-05" calcext:value-type="date">
            <text:p>Fr <text:s/>05.04.19</text:p>
          </table:table-cell>
          <table:table-cell table:style-name="ce173" table:formula="of:=[.O2]+1" office:value-type="date" office:date-value="2019-04-06" calcext:value-type="date">
            <text:p>Sa <text:s/>06.04.19</text:p>
          </table:table-cell>
          <table:table-cell table:style-name="ce175" table:formula="of:=[.P2]+1" office:value-type="date" office:date-value="2019-04-07" calcext:value-type="date">
            <text:p>So <text:s/>07.04.19</text:p>
          </table:table-cell>
          <table:table-cell table:style-name="ce178" table:formula="of:=[.Q2]+1" office:value-type="date" office:date-value="2019-04-08" calcext:value-type="date">
            <text:p>Mo <text:s/>08.04.19</text:p>
          </table:table-cell>
          <table:table-cell table:style-name="ce179" table:formula="of:=[.R2]+1" office:value-type="date" office:date-value="2019-04-09" calcext:value-type="date">
            <text:p>Di <text:s/>09.04.19</text:p>
          </table:table-cell>
          <table:table-cell table:style-name="ce179" table:formula="of:=[.S2]+1" office:value-type="date" office:date-value="2019-04-10" calcext:value-type="date">
            <text:p>Mi <text:s/>10.04.19</text:p>
          </table:table-cell>
          <table:table-cell table:style-name="ce179" table:formula="of:=[.T2]+1" office:value-type="date" office:date-value="2019-04-11" calcext:value-type="date">
            <text:p>Do <text:s/>11.04.19</text:p>
          </table:table-cell>
          <table:table-cell table:style-name="ce179" table:formula="of:=[.U2]+1" office:value-type="date" office:date-value="2019-04-12" calcext:value-type="date">
            <text:p>Fr <text:s/>12.04.19</text:p>
          </table:table-cell>
          <table:table-cell table:style-name="ce180" table:formula="of:=[.V2]+1" office:value-type="date" office:date-value="2019-04-13" calcext:value-type="date">
            <text:p>Sa <text:s/>13.04.19</text:p>
          </table:table-cell>
          <table:table-cell table:style-name="ce181" table:formula="of:=[.W2]+1" office:value-type="date" office:date-value="2019-04-14" calcext:value-type="date">
            <text:p>So <text:s/>14.04.19</text:p>
          </table:table-cell>
          <table:table-cell table:style-name="ce170" table:formula="of:=[.X2]+1" office:value-type="date" office:date-value="2019-04-15" calcext:value-type="date">
            <text:p>Mo <text:s/>15.04.19</text:p>
          </table:table-cell>
          <table:table-cell table:style-name="ce170" table:formula="of:=[.Y2]+1" office:value-type="date" office:date-value="2019-04-16" calcext:value-type="date">
            <text:p>Di <text:s/>16.04.19</text:p>
          </table:table-cell>
          <table:table-cell table:style-name="ce170" table:formula="of:=[.Z2]+1" office:value-type="date" office:date-value="2019-04-17" calcext:value-type="date">
            <text:p>Mi <text:s/>17.04.19</text:p>
          </table:table-cell>
          <table:table-cell table:style-name="ce170" table:formula="of:=[.AA2]+1" office:value-type="date" office:date-value="2019-04-18" calcext:value-type="date">
            <text:p>Do <text:s/>18.04.19</text:p>
          </table:table-cell>
          <table:table-cell table:style-name="ce170" table:formula="of:=[.AB2]+1" office:value-type="date" office:date-value="2019-04-19" calcext:value-type="date">
            <text:p>Fr <text:s/>19.04.19</text:p>
          </table:table-cell>
          <table:table-cell table:style-name="ce170" table:formula="of:=[.AC2]+1" office:value-type="date" office:date-value="2019-04-20" calcext:value-type="date">
            <text:p>Sa <text:s/>20.04.19</text:p>
          </table:table-cell>
          <table:table-cell table:style-name="ce182" table:formula="of:=[.AD2]+1" office:value-type="date" office:date-value="2019-04-21" calcext:value-type="date">
            <text:p>So <text:s/>21.04.19</text:p>
          </table:table-cell>
          <table:table-cell table:style-name="ce170" table:formula="of:=[.AE2]+1" office:value-type="date" office:date-value="2019-04-22" calcext:value-type="date">
            <text:p>Mo <text:s/>22.04.19</text:p>
          </table:table-cell>
          <table:table-cell table:style-name="ce170" table:formula="of:=[.AF2]+1" office:value-type="date" office:date-value="2019-04-23" calcext:value-type="date">
            <text:p>Di <text:s/>23.04.19</text:p>
          </table:table-cell>
          <table:table-cell table:style-name="ce170" table:formula="of:=[.AG2]+1" office:value-type="date" office:date-value="2019-04-24" calcext:value-type="date">
            <text:p>Mi <text:s/>24.04.19</text:p>
          </table:table-cell>
          <table:table-cell table:style-name="ce170" table:formula="of:=[.AH2]+1" office:value-type="date" office:date-value="2019-04-25" calcext:value-type="date">
            <text:p>Do <text:s/>25.04.19</text:p>
          </table:table-cell>
          <table:table-cell table:style-name="ce170" table:formula="of:=[.AI2]+1" office:value-type="date" office:date-value="2019-04-26" calcext:value-type="date">
            <text:p>Fr <text:s/>26.04.19</text:p>
          </table:table-cell>
          <table:table-cell table:style-name="ce170" table:formula="of:=[.AJ2]+1" office:value-type="date" office:date-value="2019-04-27" calcext:value-type="date">
            <text:p>Sa <text:s/>27.04.19</text:p>
          </table:table-cell>
          <table:table-cell table:style-name="ce183" table:formula="of:=[.AK2]+1" office:value-type="date" office:date-value="2019-04-28" calcext:value-type="date">
            <text:p>So <text:s/>28.04.19</text:p>
          </table:table-cell>
          <table:table-cell table:style-name="ce170" table:formula="of:=[.AL2]+1" office:value-type="date" office:date-value="2019-04-29" calcext:value-type="date">
            <text:p>Mo <text:s/>29.04.19</text:p>
          </table:table-cell>
          <table:table-cell table:style-name="ce170" table:formula="of:=[.AM2]+1" office:value-type="date" office:date-value="2019-04-30" calcext:value-type="date">
            <text:p>Di <text:s/>30.04.19</text:p>
          </table:table-cell>
          <table:table-cell table:style-name="ce170" table:formula="of:=[.AN2]+1" office:value-type="date" office:date-value="2019-05-01" calcext:value-type="date">
            <text:p>Mi <text:s/>01.05.19</text:p>
          </table:table-cell>
          <table:table-cell table:style-name="ce170" table:formula="of:=[.AO2]+1" office:value-type="date" office:date-value="2019-05-02" calcext:value-type="date">
            <text:p>Do <text:s/>02.05.19</text:p>
          </table:table-cell>
          <table:table-cell table:style-name="ce170" table:formula="of:=[.AP2]+1" office:value-type="date" office:date-value="2019-05-03" calcext:value-type="date">
            <text:p>Fr <text:s/>03.05.19</text:p>
          </table:table-cell>
          <table:table-cell table:style-name="ce170" table:formula="of:=[.AQ2]+1" office:value-type="date" office:date-value="2019-05-04" calcext:value-type="date">
            <text:p>Sa <text:s/>04.05.19</text:p>
          </table:table-cell>
          <table:table-cell table:style-name="ce185" table:formula="of:=[.AR2]+1" office:value-type="date" office:date-value="2019-05-05" calcext:value-type="date">
            <text:p>So <text:s/>05.05.19</text:p>
          </table:table-cell>
          <table:table-cell table:style-name="ce170" table:formula="of:=[.AS2]+1" office:value-type="date" office:date-value="2019-05-06" calcext:value-type="date">
            <text:p>Mo <text:s/>06.05.19</text:p>
          </table:table-cell>
          <table:table-cell table:style-name="ce170" table:formula="of:=[.AT2]+1" office:value-type="date" office:date-value="2019-05-07" calcext:value-type="date">
            <text:p>Di <text:s/>07.05.19</text:p>
          </table:table-cell>
          <table:table-cell table:style-name="ce170" table:formula="of:=[.AU2]+1" office:value-type="date" office:date-value="2019-05-08" calcext:value-type="date">
            <text:p>Mi <text:s/>08.05.19</text:p>
          </table:table-cell>
          <table:table-cell table:style-name="ce170" table:formula="of:=[.AV2]+1" office:value-type="date" office:date-value="2019-05-09" calcext:value-type="date">
            <text:p>Do <text:s/>09.05.19</text:p>
          </table:table-cell>
          <table:table-cell table:style-name="ce187" table:formula="of:=[.AW2]+1" office:value-type="date" office:date-value="2019-05-10" calcext:value-type="date">
            <text:p>Fr <text:s/>10.05.19</text:p>
          </table:table-cell>
          <table:table-cell table:style-name="ce170" table:formula="of:=[.AX2]+1" office:value-type="date" office:date-value="2019-05-11" calcext:value-type="date">
            <text:p>Sa <text:s/>11.05.19</text:p>
          </table:table-cell>
          <table:table-cell table:style-name="ce189" table:formula="of:=[.AY2]+1" office:value-type="date" office:date-value="2019-05-12" calcext:value-type="date">
            <text:p>So <text:s/>12.05.19</text:p>
          </table:table-cell>
          <table:table-cell table:style-name="ce190" table:formula="of:=[.AZ2]+1" office:value-type="date" office:date-value="2019-05-13" calcext:value-type="date">
            <text:p>Mo <text:s/>13.05.19</text:p>
          </table:table-cell>
          <table:table-cell table:style-name="ce192" table:formula="of:=[.BA2]+1" office:value-type="date" office:date-value="2019-05-14" calcext:value-type="date">
            <text:p>Di <text:s/>14.05.19</text:p>
          </table:table-cell>
          <table:table-cell table:style-name="ce192" table:formula="of:=[.BB2]+1" office:value-type="date" office:date-value="2019-05-15" calcext:value-type="date">
            <text:p>Mi <text:s/>15.05.19</text:p>
          </table:table-cell>
          <table:table-cell table:style-name="ce192" table:formula="of:=[.BC2]+1" office:value-type="date" office:date-value="2019-05-16" calcext:value-type="date">
            <text:p>Do <text:s/>16.05.19</text:p>
          </table:table-cell>
          <table:table-cell table:style-name="ce192" table:formula="of:=[.BD2]+1" office:value-type="date" office:date-value="2019-05-17" calcext:value-type="date">
            <text:p>Fr <text:s/>17.05.19</text:p>
          </table:table-cell>
          <table:table-cell table:style-name="ce193" table:formula="of:=[.BE2]+1" office:value-type="date" office:date-value="2019-05-18" calcext:value-type="date">
            <text:p>Sa <text:s/>18.05.19</text:p>
          </table:table-cell>
          <table:table-cell table:style-name="ce194" table:formula="of:=[.BF2]+1" office:value-type="date" office:date-value="2019-05-19" calcext:value-type="date">
            <text:p>So <text:s/>19.05.19</text:p>
          </table:table-cell>
          <table:table-cell table:style-name="ce195" table:formula="of:=[.BG2]+1" office:value-type="date" office:date-value="2019-05-20" calcext:value-type="date">
            <text:p>Mo <text:s/>20.05.19</text:p>
          </table:table-cell>
          <table:table-cell table:style-name="ce196" table:formula="of:=[.BH2]+1" office:value-type="date" office:date-value="2019-05-21" calcext:value-type="date">
            <text:p>Di <text:s/>21.05.19</text:p>
          </table:table-cell>
          <table:table-cell table:style-name="ce196" table:formula="of:=[.BI2]+1" office:value-type="date" office:date-value="2019-05-22" calcext:value-type="date">
            <text:p>Mi <text:s/>22.05.19</text:p>
          </table:table-cell>
          <table:table-cell table:style-name="ce196" table:formula="of:=[.BJ2]+1" office:value-type="date" office:date-value="2019-05-23" calcext:value-type="date">
            <text:p>Do <text:s/>23.05.19</text:p>
          </table:table-cell>
          <table:table-cell table:style-name="ce196" table:formula="of:=[.BK2]+1" office:value-type="date" office:date-value="2019-05-24" calcext:value-type="date">
            <text:p>Fr <text:s/>24.05.19</text:p>
          </table:table-cell>
          <table:table-cell table:style-name="ce197" table:formula="of:=[.BL2]+1" office:value-type="date" office:date-value="2019-05-25" calcext:value-type="date">
            <text:p>Sa <text:s/>25.05.19</text:p>
          </table:table-cell>
          <table:table-cell table:style-name="ce198" table:formula="of:=[.BM2]+1" office:value-type="date" office:date-value="2019-05-26" calcext:value-type="date">
            <text:p>So <text:s/>26.05.19</text:p>
          </table:table-cell>
          <table:table-cell table:style-name="ce224" table:formula="of:=[.BN2]+1" office:value-type="date" office:date-value="2019-05-27" calcext:value-type="date">
            <text:p>Mo <text:s/>27.05.19</text:p>
          </table:table-cell>
          <table:table-cell table:style-name="ce200" table:formula="of:=[.BO2]+1" office:value-type="date" office:date-value="2019-05-28" calcext:value-type="date">
            <text:p>Di <text:s/>28.05.19</text:p>
          </table:table-cell>
          <table:table-cell table:style-name="ce227" table:formula="of:=[.BP2]+1" office:value-type="date" office:date-value="2019-05-29" calcext:value-type="date">
            <office:annotation draw:style-name="gr2" draw:text-style-name="P3" svg:width="28.99mm" svg:height="9.39mm" svg:x="644.06mm" svg:y="0mm" draw:caption-point-x="-6.1mm" draw:caption-point-y="4.61mm">
              <dc:date>2019-05-05T00:00:00</dc:date>
              <text:p text:style-name="P2"><text:span text:style-name="T1">Aufffahrt</text:span></text:p>
            </office:annotation>
            <text:p>Mi <text:s/>29.05.19</text:p>
          </table:table-cell>
          <table:table-cell table:style-name="ce227" table:formula="of:=[.BQ2]+1" office:value-type="date" office:date-value="2019-05-30" calcext:value-type="date">
            <text:p>Do <text:s/>30.05.19</text:p>
          </table:table-cell>
          <table:table-cell table:style-name="ce200" table:formula="of:=[.BR2]+1" office:value-type="date" office:date-value="2019-05-31" calcext:value-type="date">
            <text:p>Fr <text:s/>31.05.19</text:p>
          </table:table-cell>
          <table:table-cell table:style-name="ce201" table:formula="of:=[.BS2]+1" office:value-type="date" office:date-value="2019-06-01" calcext:value-type="date">
            <text:p>Sa <text:s/>01.06.19</text:p>
          </table:table-cell>
          <table:table-cell table:style-name="ce202" table:formula="of:=[.BT2]+1" office:value-type="date" office:date-value="2019-06-02" calcext:value-type="date">
            <text:p>So <text:s/>02.06.19</text:p>
          </table:table-cell>
          <table:table-cell table:style-name="ce203" table:formula="of:=[.BU2]+1" office:value-type="date" office:date-value="2019-06-03" calcext:value-type="date">
            <text:p>Mo <text:s/>03.06.19</text:p>
          </table:table-cell>
          <table:table-cell table:style-name="ce204" table:formula="of:=[.BV2]+1" office:value-type="date" office:date-value="2019-06-04" calcext:value-type="date">
            <text:p>Di <text:s/>04.06.19</text:p>
          </table:table-cell>
          <table:table-cell table:style-name="ce204" table:formula="of:=[.BW2]+1" office:value-type="date" office:date-value="2019-06-05" calcext:value-type="date">
            <text:p>Mi <text:s/>05.06.19</text:p>
          </table:table-cell>
          <table:table-cell table:style-name="ce204" table:formula="of:=[.BX2]+1" office:value-type="date" office:date-value="2019-06-06" calcext:value-type="date">
            <text:p>Do <text:s/>06.06.19</text:p>
          </table:table-cell>
          <table:table-cell table:style-name="ce204" table:formula="of:=[.BY2]+1" office:value-type="date" office:date-value="2019-06-07" calcext:value-type="date">
            <text:p>Fr <text:s/>07.06.19</text:p>
          </table:table-cell>
          <table:table-cell table:style-name="ce205" table:formula="of:=[.BZ2]+1" office:value-type="date" office:date-value="2019-06-08" calcext:value-type="date">
            <text:p>Sa <text:s/>08.06.19</text:p>
          </table:table-cell>
          <table:table-cell table:style-name="ce206" table:formula="of:=[.CA2]+1" office:value-type="date" office:date-value="2019-06-09" calcext:value-type="date">
            <text:p>So <text:s/>09.06.19</text:p>
          </table:table-cell>
          <table:table-cell table:style-name="ce207" table:formula="of:=[.CB2]+1" office:value-type="date" office:date-value="2019-06-10" calcext:value-type="date">
            <text:p>Mo <text:s/>10.06.19</text:p>
          </table:table-cell>
          <table:table-cell table:style-name="ce208" table:formula="of:=[.CC2]+1" office:value-type="date" office:date-value="2019-06-11" calcext:value-type="date">
            <text:p>Di <text:s/>11.06.19</text:p>
          </table:table-cell>
          <table:table-cell table:style-name="ce208" table:formula="of:=[.CD2]+1" office:value-type="date" office:date-value="2019-06-12" calcext:value-type="date">
            <text:p>Mi <text:s/>12.06.19</text:p>
          </table:table-cell>
          <table:table-cell table:style-name="ce208" table:formula="of:=[.CE2]+1" office:value-type="date" office:date-value="2019-06-13" calcext:value-type="date">
            <text:p>Do <text:s/>13.06.19</text:p>
          </table:table-cell>
          <table:table-cell table:style-name="ce208" table:formula="of:=[.CF2]+1" office:value-type="date" office:date-value="2019-06-14" calcext:value-type="date">
            <text:p>Fr <text:s/>14.06.19</text:p>
          </table:table-cell>
          <table:table-cell table:style-name="ce209" table:formula="of:=[.CG2]+1" office:value-type="date" office:date-value="2019-06-15" calcext:value-type="date">
            <text:p>Sa <text:s/>15.06.19</text:p>
          </table:table-cell>
          <table:table-cell table:style-name="ce210" table:formula="of:=[.CH2]+1" office:value-type="date" office:date-value="2019-06-16" calcext:value-type="date">
            <text:p>So <text:s/>16.06.19</text:p>
          </table:table-cell>
          <table:table-cell table:style-name="ce211" table:formula="of:=[.CI2]+1" office:value-type="date" office:date-value="2019-06-17" calcext:value-type="date">
            <text:p>Mo <text:s/>17.06.19</text:p>
          </table:table-cell>
          <table:table-cell table:style-name="ce212" table:formula="of:=[.CJ2]+1" office:value-type="date" office:date-value="2019-06-18" calcext:value-type="date">
            <text:p>Di <text:s/>18.06.19</text:p>
          </table:table-cell>
          <table:table-cell table:style-name="ce212" table:formula="of:=[.CK2]+1" office:value-type="date" office:date-value="2019-06-19" calcext:value-type="date">
            <text:p>Mi <text:s/>19.06.19</text:p>
          </table:table-cell>
          <table:table-cell table:style-name="ce212" table:formula="of:=[.CL2]+1" office:value-type="date" office:date-value="2019-06-20" calcext:value-type="date">
            <text:p>Do <text:s/>20.06.19</text:p>
          </table:table-cell>
          <table:table-cell table:style-name="ce212" table:formula="of:=[.CM2]+1" office:value-type="date" office:date-value="2019-06-21" calcext:value-type="date">
            <text:p>Fr <text:s/>21.06.19</text:p>
          </table:table-cell>
          <table:table-cell table:style-name="ce241" table:formula="of:=[.CN2]+1" office:value-type="date" office:date-value="2019-06-22" calcext:value-type="date">
            <text:p>Sa <text:s/>22.06.19</text:p>
          </table:table-cell>
          <table:table-cell table:style-name="ce214" table:formula="of:=[.CO2]+1" office:value-type="date" office:date-value="2019-06-23" calcext:value-type="date">
            <text:p>So <text:s/>23.06.19</text:p>
          </table:table-cell>
          <table:table-cell table:style-name="ce215" table:formula="of:=[.CP2]+1" office:value-type="date" office:date-value="2019-06-24" calcext:value-type="date">
            <text:p>Mo <text:s/>24.06.19</text:p>
          </table:table-cell>
          <table:table-cell table:style-name="ce216" table:formula="of:=[.CQ2]+1" office:value-type="date" office:date-value="2019-06-25" calcext:value-type="date">
            <text:p>Di <text:s/>25.06.19</text:p>
          </table:table-cell>
          <table:table-cell table:style-name="ce216" table:formula="of:=[.CR2]+1" office:value-type="date" office:date-value="2019-06-26" calcext:value-type="date">
            <text:p>Mi <text:s/>26.06.19</text:p>
          </table:table-cell>
          <table:table-cell table:style-name="ce216" table:formula="of:=[.CS2]+1" office:value-type="date" office:date-value="2019-06-27" calcext:value-type="date">
            <text:p>Do <text:s/>27.06.19</text:p>
          </table:table-cell>
          <table:table-cell table:style-name="ce216" table:formula="of:=[.CT2]+1" office:value-type="date" office:date-value="2019-06-28" calcext:value-type="date">
            <text:p>Fr <text:s/>28.06.19</text:p>
          </table:table-cell>
          <table:table-cell table:style-name="ce217" table:formula="of:=[.CU2]+1" office:value-type="date" office:date-value="2019-06-29" calcext:value-type="date">
            <text:p>Sa <text:s/>29.06.19</text:p>
          </table:table-cell>
          <table:table-cell table:style-name="ce218" table:formula="of:=[.CV2]+1" office:value-type="date" office:date-value="2019-06-30" calcext:value-type="date">
            <text:p>So <text:s/>30.06.19</text:p>
          </table:table-cell>
          <table:table-cell table:style-name="ce161" table:number-columns-repeated="923"/>
        </table:table-row>
        <table:table-row table:style-name="ro1">
          <table:table-cell/>
          <table:table-cell office:value-type="string" calcext:value-type="string">
            <text:p>EG</text:p>
          </table:table-cell>
          <table:table-cell table:number-columns-repeated="2"/>
          <table:table-cell table:style-name="ce163" table:number-columns-repeated="2"/>
          <table:table-cell table:number-columns-repeated="4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71" table:number-columns-repeated="3"/>
          <table:table-cell table:number-columns-repeated="3"/>
          <table:table-cell table:style-name="ce176"/>
          <table:table-cell table:number-columns-repeated="6"/>
          <table:table-cell table:style-name="ce176"/>
          <table:table-cell table:number-columns-repeated="6"/>
          <table:table-cell table:style-name="ce176"/>
          <table:table-cell table:style-name="ce153" office:value-type="string" calcext:value-type="string">
            <text:p>b</text:p>
          </table:table-cell>
          <table:table-cell table:style-name="ce153" table:number-columns-repeated="5"/>
          <table:table-cell table:style-name="ce157"/>
          <table:table-cell table:style-name="ce159"/>
          <table:table-cell table:style-name="ce220"/>
          <table:table-cell table:style-name="ce171" table:number-columns-repeated="4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style-name="ce167"/>
          <table:table-cell table:style-name="ce171" table:number-columns-repeated="5"/>
          <table:table-cell table:style-name="ce236" office:value-type="string" calcext:value-type="string">
            <text:p>Haas 3E</text:p>
          </table:table-cell>
          <table:table-cell table:style-name="ce238"/>
          <table:table-cell table:style-name="ce244" table:number-columns-repeated="4"/>
          <table:table-cell table:style-name="ce171"/>
          <table:table-cell table:style-name="ce176"/>
          <table:table-cell table:style-name="ce167"/>
          <table:table-cell table:style-name="ce171" table:number-columns-repeated="4"/>
          <table:table-cell table:style-name="ce242"/>
          <table:table-cell table:style-name="ce176"/>
          <table:table-cell table:style-name="ce167"/>
          <table:table-cell table:style-name="ce171" table:number-columns-repeated="5"/>
          <table:table-cell table:style-name="ce176"/>
          <table:table-cell table:number-columns-repeated="923"/>
        </table:table-row>
        <table:table-row table:style-name="ro1">
          <table:table-cell table:number-columns-repeated="2"/>
          <table:table-cell office:value-type="string" calcext:value-type="string">
            <text:p>Basis</text:p>
          </table:table-cell>
          <table:table-cell office:value-type="string" calcext:value-type="string">
            <text:p>Arbeit</text:p>
          </table:table-cell>
          <table:table-cell table:style-name="ce163" office:value-type="currency" office:currency="CHF" office:value="75" calcext:value-type="currency">
            <text:p>CHF 75.00</text:p>
          </table:table-cell>
          <table:table-cell table:style-name="ce163" office:value-type="string" calcext:value-type="string">
            <text:p>satz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at + Arbeit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 table:number-columns-repeated="2"/>
          <table:table-cell/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ückbau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6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6]" office:value-type="currency" office:currency="CHF" office:value="360" calcext:value-type="currency">
            <text:p>CHF 360.00</text:p>
          </table:table-cell>
          <table:table-cell table:style-name="ce163" table:formula="of:=SUM([.E6:.G6])" office:value-type="currency" office:currency="CHF" office:value="2160.2" calcext:value-type="currency">
            <text:p>CHF 2'160.20</text:p>
          </table:table-cell>
          <table:table-cell table:number-columns-repeated="2"/>
          <table:table-cell table:style-name="ce169" office:value-type="string" calcext:value-type="string">
            <text:p>Rückbau</text:p>
          </table:table-cell>
          <table:table-cell table:style-name="ce172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72"/>
          <table:table-cell table:style-name="ce163"/>
          <table:table-cell table:number-columns-repeated="2"/>
          <table:table-cell table:style-name="ce169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5"/>
          <table:table-cell table:number-columns-repeated="2" table:style-name="ce172" office:value-type="float" office:value="6" calcext:value-type="float">
            <text:p>6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2" office:value-type="string" calcext:value-type="string">
            <text:p>p</text:p>
          </table:table-cell>
          <table:table-cell table:style-name="ce172" office:value-type="float" office:value="8" calcext:value-type="float">
            <text:p>8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C Wand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9"/>
          <table:table-cell table:style-name="Default"/>
          <table:table-cell table:style-name="ce169" office:value-type="string" calcext:value-type="string">
            <text:p>WC Wand ½</text:p>
          </table:table-cell>
          <table:table-cell table:style-name="ce172" table:number-columns-repeated="2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WC Spühlkasten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14"/>
          <table:table-cell table:style-name="ce172" office:value-type="string" calcext:value-type="string">
            <text:p>Spühlkasten</text:p>
          </table:table-cell>
          <table:table-cell/>
          <table:table-cell table:style-name="ce172"/>
          <table:table-cell table:number-columns-repeated="999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nitär</text:p>
          </table:table-cell>
          <table:table-cell/>
          <table:table-cell table:style-name="ce162" office:value-type="float" office:value="24" calcext:value-type="float">
            <text:p>24.0 h</text:p>
          </table:table-cell>
          <table:table-cell table:style-name="ce163" table:formula="of:=h_*[.D12]" office:value-type="currency" office:currency="CHF" office:value="1800" calcext:value-type="currency">
            <text:p>CHF 1'800.00</text:p>
          </table:table-cell>
          <table:table-cell table:style-name="ce164" office:value-type="float" office:value="0.2" calcext:value-type="float">
            <text:p>0.2</text:p>
          </table:table-cell>
          <table:table-cell table:style-name="ce163" table:formula="of:=0.2*[.E12]" office:value-type="currency" office:currency="CHF" office:value="360" calcext:value-type="currency">
            <text:p>CHF 360.00</text:p>
          </table:table-cell>
          <table:table-cell table:style-name="ce163"/>
          <table:table-cell table:number-columns-repeated="18"/>
          <table:table-cell table:style-name="ce172" office:value-type="string" calcext:value-type="string">
            <text:p>Sanitär</text:p>
          </table:table-cell>
          <table:table-cell table:style-name="ce172" table:number-columns-repeated="3"/>
          <table:table-cell/>
          <table:table-cell table:style-name="ce172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lektro</text:p>
          </table:table-cell>
          <table:table-cell office:value-type="string" calcext:value-type="string">
            <text:p>32 Anschlüsse</text:p>
          </table:table-cell>
          <table:table-cell table:style-name="ce162" office:value-type="float" office:value="24" calcext:value-type="float">
            <text:p>24.0 h</text:p>
          </table:table-cell>
          <table:table-cell table:style-name="ce163" table:formula="of:=h_*[.D14]" office:value-type="currency" office:currency="CHF" office:value="1800" calcext:value-type="currency">
            <text:p>CHF 1'800.00</text:p>
          </table:table-cell>
          <table:table-cell table:style-name="ce164" office:value-type="float" office:value="0.4" calcext:value-type="float">
            <text:p>0.4</text:p>
          </table:table-cell>
          <table:table-cell table:style-name="ce163" table:formula="of:=0.4*75*[.D14]" office:value-type="currency" office:currency="CHF" office:value="720" calcext:value-type="currency">
            <text:p>CHF 720.00</text:p>
          </table:table-cell>
          <table:table-cell table:style-name="ce163" table:formula="of:=75*[.D14]+[.G14]" office:value-type="currency" office:currency="CHF" office:value="2520" calcext:value-type="currency">
            <text:p>CHF 2'520.00</text:p>
          </table:table-cell>
          <table:table-cell table:number-columns-repeated="26"/>
          <table:table-cell table:style-name="ce172" office:value-type="string" calcext:value-type="string">
            <text:p>Elektro ½</text:p>
          </table:table-cell>
          <table:table-cell table:style-name="ce172" table:number-columns-repeated="2"/>
          <table:table-cell table:number-columns-repeated="987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5">
          <table:table-cell/>
          <table:table-cell office:value-type="string" calcext:value-type="string">
            <text:p>Isolation</text:p>
          </table:table-cell>
          <table:table-cell office:value-type="string" calcext:value-type="string">
            <text:p>40m^2</text:p>
          </table:table-cell>
          <table:table-cell table:style-name="ce162" office:value-type="float" office:value="20" calcext:value-type="float">
            <text:p>20.0 h</text:p>
          </table:table-cell>
          <table:table-cell table:style-name="ce163" table:formula="of:=h_*[.D16]" office:value-type="currency" office:currency="CHF" office:value="1500" calcext:value-type="currency">
            <text:p>CHF 1'500.00</text:p>
          </table:table-cell>
          <table:table-cell table:style-name="ce164"/>
          <table:table-cell table:style-name="ce163"/>
          <table:table-cell table:style-name="ce163" office:value-type="currency" office:currency="CHF" office:value="2000" calcext:value-type="currency">
            <text:p>CHF 2'000.00</text:p>
          </table:table-cell>
          <table:table-cell/>
          <table:table-cell office:value-type="string" calcext:value-type="string">
            <text:p>XPS 6.66/m^2</text:p>
            <text:p>Armierung 2.00/m^2</text:p>
            <text:p>Mörtel </text:p>
          </table:table-cell>
          <table:table-cell table:number-columns-repeated="29"/>
          <table:table-cell table:style-name="ce172" office:value-type="string" calcext:value-type="string">
            <text:p>Isolation</text:p>
          </table:table-cell>
          <table:table-cell table:style-name="ce172" table:number-columns-repeated="4"/>
          <table:table-cell table:number-columns-repeated="980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WP Boiler</text:p>
          </table:table-cell>
          <table:table-cell/>
          <table:table-cell table:style-name="ce162"/>
          <table:table-cell table:style-name="ce163"/>
          <table:table-cell table:style-name="ce164"/>
          <table:table-cell table:style-name="ce163" office:value-type="currency" office:currency="CHF" office:value="2500" calcext:value-type="currency">
            <text:p>CHF 2'500.00</text:p>
          </table:table-cell>
          <table:table-cell table:style-name="ce16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s text:c="2"/>Kernborung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38"/>
          <table:table-cell table:style-name="ce172" office:value-type="string" calcext:value-type="string">
            <text:p>Kernbohrung</text:p>
          </table:table-cell>
          <table:table-cell table:style-name="ce172"/>
          <table:table-cell table:number-columns-repeated="976"/>
        </table:table-row>
        <table:table-row table:style-name="ro1">
          <table:table-cell/>
          <table:table-cell office:value-type="string" calcext:value-type="string">
            <text:p><text:s text:c="2"/>Boiler Anschluss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1"/>
          <table:table-cell table:style-name="ce172" office:value-type="string" calcext:value-type="string">
            <text:p>WP – Boiler</text:p>
          </table:table-cell>
          <table:table-cell table:style-name="ce172"/>
          <table:table-cell table:number-columns-repeated="973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odenheizung</text:p>
          </table:table-cell>
          <table:table-cell/>
          <table:table-cell table:style-name="ce162" office:value-type="string" calcext:value-type="string">
            <text:p>(80h)</text:p>
          </table:table-cell>
          <table:table-cell table:style-name="ce163"/>
          <table:table-cell table:style-name="ce164"/>
          <table:table-cell table:number-columns-repeated="3"/>
          <table:table-cell table:style-name="ce163" office:value-type="currency" office:currency="CHF" office:value="6000" calcext:value-type="currency">
            <text:p>CHF 6'000.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 text:c="2"/>Isolation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style-name="ce172" office:value-type="string" calcext:value-type="string">
            <text:p>B-Isolation</text:p>
          </table:table-cell>
          <table:table-cell table:style-name="ce172" table:number-columns-repeated="4"/>
          <table:table-cell table:number-columns-repeated="966"/>
        </table:table-row>
        <table:table-row table:style-name="ro1">
          <table:table-cell/>
          <table:table-cell office:value-type="string" calcext:value-type="string">
            <text:p><text:s text:c="2"/>Verteiler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7"/>
          <table:table-cell table:style-name="ce172" office:value-type="string" calcext:value-type="string">
            <text:p>B-Verteiler</text:p>
          </table:table-cell>
          <table:table-cell table:style-name="ce172"/>
          <table:table-cell table:number-columns-repeated="962"/>
        </table:table-row>
        <table:table-row table:style-name="ro1">
          <table:table-cell/>
          <table:table-cell office:value-type="string" calcext:value-type="string">
            <text:p><text:s text:c="2"/>Rohre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table:number-columns-repeated="2"/>
          <table:table-cell table:number-columns-repeated="44"/>
          <table:table-cell table:style-name="Default"/>
          <table:table-cell table:number-columns-repeated="9"/>
          <table:table-cell table:style-name="ce172" office:value-type="string" calcext:value-type="string">
            <text:p>B-Rohre</text:p>
          </table:table-cell>
          <table:table-cell table:style-name="ce172"/>
          <table:table-cell table:number-columns-repeated="960"/>
        </table:table-row>
        <table:table-row table:style-name="ro1">
          <table:table-cell/>
          <table:table-cell office:value-type="string" calcext:value-type="string">
            <text:p><text:s text:c="2"/>Estrich</text:p>
          </table:table-cell>
          <table:table-cell/>
          <table:table-cell table:style-name="ce162" office:value-type="float" office:value="8" calcext:value-type="float">
            <text:p>8.0 h</text:p>
          </table:table-cell>
          <table:table-cell table:style-name="ce163"/>
          <table:table-cell table:style-name="ce164"/>
          <table:table-cell table:style-name="ce163" office:value-type="currency" office:currency="CHF" office:value="1500" calcext:value-type="currency">
            <text:p>CHF 1'500.00</text:p>
          </table:table-cell>
          <table:table-cell table:style-name="ce163" table:formula="of:=75*[.D26]+[.G26]" office:value-type="currency" office:currency="CHF" office:value="2100" calcext:value-type="currency">
            <text:p>CHF 2'100.00</text:p>
          </table:table-cell>
          <table:table-cell table:number-columns-repeated="30"/>
          <table:table-cell table:style-name="ce169" office:value-type="string" calcext:value-type="string">
            <text:p>B-Estrich</text:p>
          </table:table-cell>
          <table:table-cell table:style-name="ce172"/>
          <table:table-cell table:style-name="ce184" table:number-columns-repeated="2"/>
          <table:table-cell table:style-name="ce184" office:value-type="string" calcext:value-type="string">
            <text:p>Trocknen</text:p>
          </table:table-cell>
          <table:table-cell table:style-name="ce184"/>
          <table:table-cell table:style-name="ce186"/>
          <table:table-cell table:style-name="ce184" table:number-columns-repeated="6"/>
          <table:table-cell table:style-name="ce186"/>
          <table:table-cell table:style-name="ce191"/>
          <table:table-cell table:style-name="ce184" table:number-columns-repeated="5"/>
          <table:table-cell table:style-name="ce186"/>
          <table:table-cell table:style-name="ce219"/>
          <table:table-cell table:style-name="ce184" table:number-columns-repeated="5"/>
          <table:table-cell table:style-name="ce186"/>
          <table:table-cell table:style-name="ce184" table:number-columns-repeated="6"/>
          <table:table-cell table:number-columns-repeated="952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Küche</text:p>
          </table:table-cell>
          <table:table-cell/>
          <table:table-cell table:style-name="ce162" office:value-type="float" office:value="16" calcext:value-type="float">
            <text:p>16.0 h</text:p>
          </table:table-cell>
          <table:table-cell table:style-name="ce163"/>
          <table:table-cell table:style-name="ce164"/>
          <table:table-cell table:style-name="ce163" office:value-type="currency" office:currency="CHF" office:value="5000" calcext:value-type="currency">
            <text:p>CHF 5'000.00</text:p>
          </table:table-cell>
          <table:table-cell table:style-name="ce163"/>
          <table:table-cell table:number-columns-repeated="41"/>
          <table:table-cell table:style-name="ce188" office:value-type="string" calcext:value-type="string">
            <text:p>Küche</text:p>
          </table:table-cell>
          <table:table-cell table:style-name="ce172"/>
          <table:table-cell/>
          <table:table-cell table:style-name="ce169"/>
          <table:table-cell table:style-name="ce172" table:number-columns-repeated="2"/>
          <table:table-cell table:number-columns-repeated="11"/>
          <table:table-cell table:style-name="ce225"/>
          <table:table-cell table:number-columns-repeated="957"/>
        </table:table-row>
        <table:table-row table:style-name="ro1" table:number-rows-repeated="16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162"/>
          <table:table-cell table:style-name="ce163"/>
          <table:table-cell table:style-name="ce164"/>
          <table:table-cell table:style-name="ce163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ce162" table:number-columns-repeated="2"/>
          <table:table-cell table:style-name="ce164"/>
          <table:table-cell table:style-name="ce163"/>
          <table:table-cell table:number-columns-repeated="1017"/>
        </table:table-row>
        <table:table-row table:style-name="ro1">
          <table:table-cell table:number-columns-repeated="3"/>
          <table:table-cell table:style-name="ce162" table:number-columns-repeated="3"/>
          <table:table-cell table:style-name="ce163"/>
          <table:table-cell table:number-columns-repeated="1017"/>
        </table:table-row>
        <table:table-row table:style-name="ro1" table:number-rows-repeated="58">
          <table:table-cell table:number-columns-repeated="3"/>
          <table:table-cell table:style-name="ce162" table:number-columns-repeated="3"/>
          <table:table-cell table:number-columns-repeated="1018"/>
        </table:table-row>
        <table:table-row table:style-name="ro1" table:number-rows-repeated="10484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abelle1.K2:Tabelle1.O2 Tabelle1.Y2:Tabelle1.AD2 Tabelle1.AF2:Tabelle1.AK2 Tabelle1.AM2:Tabelle1.AR2 Tabelle1.AT2:Tabelle1.AY2">
            <calcext:condition calcext:apply-style-name="Unbenannt1" calcext:value="contains-text(&quot;So&quot;)" calcext:base-cell-address="Tabelle1.K2"/>
          </calcext:conditional-format>
          <calcext:conditional-format calcext:target-range-address="Tabelle1.CX2:Tabelle1.AMJ2 Tabelle1.A2:Tabelle1.O2 Tabelle1.Y2:Tabelle1.AD2 Tabelle1.AF2:Tabelle1.AK2 Tabelle1.AM2:Tabelle1.AR2 Tabelle1.AT2:Tabelle1.AY2">
            <calcext:condition calcext:apply-style-name="Unbenannt1" calcext:value="contains-text(&quot;So&quot;)" calcext:base-cell-address="Tabelle1.A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P2:Tabelle1.P2">
            <calcext:condition calcext:apply-style-name="Unbenannt1" calcext:value="contains-text(&quot;So&quot;)" calcext:base-cell-address="Tabelle1.P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Q2:Tabelle1.Q2">
            <calcext:condition calcext:apply-style-name="Unbenannt1" calcext:value="contains-text(&quot;So&quot;)" calcext:base-cell-address="Tabelle1.Q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E2:Tabelle1.AE2">
            <calcext:condition calcext:apply-style-name="Unbenannt1" calcext:value="contains-text(&quot;So&quot;)" calcext:base-cell-address="Tabelle1.AE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L2:Tabelle1.AL2">
            <calcext:condition calcext:apply-style-name="Unbenannt1" calcext:value="contains-text(&quot;So&quot;)" calcext:base-cell-address="Tabelle1.AL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S2:Tabelle1.AS2">
            <calcext:condition calcext:apply-style-name="Unbenannt1" calcext:value="contains-text(&quot;So&quot;)" calcext:base-cell-address="Tabelle1.AS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AZ2:Tabelle1.AZ2">
            <calcext:condition calcext:apply-style-name="Unbenannt1" calcext:value="contains-text(&quot;So&quot;)" calcext:base-cell-address="Tabelle1.AZ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R2:Tabelle1.V2">
            <calcext:condition calcext:apply-style-name="Unbenannt1" calcext:value="contains-text(&quot;So&quot;)" calcext:base-cell-address="Tabelle1.R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W2:Tabelle1.W2">
            <calcext:condition calcext:apply-style-name="Unbenannt1" calcext:value="contains-text(&quot;So&quot;)" calcext:base-cell-address="Tabelle1.W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X2:Tabelle1.X2">
            <calcext:condition calcext:apply-style-name="Unbenannt1" calcext:value="contains-text(&quot;So&quot;)" calcext:base-cell-address="Tabelle1.X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A2:Tabelle1.BE2">
            <calcext:condition calcext:apply-style-name="Unbenannt1" calcext:value="contains-text(&quot;So&quot;)" calcext:base-cell-address="Tabelle1.BA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F2:Tabelle1.BF2">
            <calcext:condition calcext:apply-style-name="Unbenannt1" calcext:value="contains-text(&quot;So&quot;)" calcext:base-cell-address="Tabelle1.BF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G2:Tabelle1.BG2">
            <calcext:condition calcext:apply-style-name="Unbenannt1" calcext:value="contains-text(&quot;So&quot;)" calcext:base-cell-address="Tabelle1.BG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H2:Tabelle1.BL2">
            <calcext:condition calcext:apply-style-name="Unbenannt1" calcext:value="contains-text(&quot;So&quot;)" calcext:base-cell-address="Tabelle1.BH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M2:Tabelle1.BM2">
            <calcext:condition calcext:apply-style-name="Unbenannt1" calcext:value="contains-text(&quot;So&quot;)" calcext:base-cell-address="Tabelle1.BM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N2:Tabelle1.BN2">
            <calcext:condition calcext:apply-style-name="Unbenannt1" calcext:value="contains-text(&quot;So&quot;)" calcext:base-cell-address="Tabelle1.BN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O2:Tabelle1.BS2">
            <calcext:condition calcext:apply-style-name="Unbenannt1" calcext:value="contains-text(&quot;So&quot;)" calcext:base-cell-address="Tabelle1.BO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T2:Tabelle1.BT2">
            <calcext:condition calcext:apply-style-name="Unbenannt1" calcext:value="contains-text(&quot;So&quot;)" calcext:base-cell-address="Tabelle1.BT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U2:Tabelle1.BU2">
            <calcext:condition calcext:apply-style-name="Unbenannt1" calcext:value="contains-text(&quot;So&quot;)" calcext:base-cell-address="Tabelle1.BU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BV2:Tabelle1.BZ2">
            <calcext:condition calcext:apply-style-name="Unbenannt1" calcext:value="contains-text(&quot;So&quot;)" calcext:base-cell-address="Tabelle1.BV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A2:Tabelle1.CA2">
            <calcext:condition calcext:apply-style-name="Unbenannt1" calcext:value="contains-text(&quot;So&quot;)" calcext:base-cell-address="Tabelle1.CA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B2:Tabelle1.CB2">
            <calcext:condition calcext:apply-style-name="Unbenannt1" calcext:value="contains-text(&quot;So&quot;)" calcext:base-cell-address="Tabelle1.CB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C2:Tabelle1.CG2">
            <calcext:condition calcext:apply-style-name="Unbenannt1" calcext:value="contains-text(&quot;So&quot;)" calcext:base-cell-address="Tabelle1.CC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H2:Tabelle1.CH2">
            <calcext:condition calcext:apply-style-name="Unbenannt1" calcext:value="contains-text(&quot;So&quot;)" calcext:base-cell-address="Tabelle1.CH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I2:Tabelle1.CI2">
            <calcext:condition calcext:apply-style-name="Unbenannt1" calcext:value="contains-text(&quot;So&quot;)" calcext:base-cell-address="Tabelle1.CI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J2:Tabelle1.CN2">
            <calcext:condition calcext:apply-style-name="Unbenannt1" calcext:value="contains-text(&quot;So&quot;)" calcext:base-cell-address="Tabelle1.CJ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O2:Tabelle1.CO2">
            <calcext:condition calcext:apply-style-name="Unbenannt1" calcext:value="contains-text(&quot;So&quot;)" calcext:base-cell-address="Tabelle1.CO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P2:Tabelle1.CP2">
            <calcext:condition calcext:apply-style-name="Unbenannt1" calcext:value="contains-text(&quot;So&quot;)" calcext:base-cell-address="Tabelle1.CP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Q2:Tabelle1.CU2">
            <calcext:condition calcext:apply-style-name="Unbenannt1" calcext:value="contains-text(&quot;So&quot;)" calcext:base-cell-address="Tabelle1.CQ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V2:Tabelle1.CV2">
            <calcext:condition calcext:apply-style-name="Unbenannt1" calcext:value="contains-text(&quot;So&quot;)" calcext:base-cell-address="Tabelle1.CV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  <calcext:conditional-format calcext:target-range-address="Tabelle1.CW2:Tabelle1.CW2">
            <calcext:condition calcext:apply-style-name="Unbenannt1" calcext:value="contains-text(&quot;So&quot;)" calcext:base-cell-address="Tabelle1.CW2"/>
          </calcext:conditional-format>
        </calcext:conditional-formats>
      </table:table>
      <table:table table:name="Isolation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100" calcext:value-type="float">
            <text:p>10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0.5" calcext:value-type="float">
            <text:p>0.5</text:p>
          </table:table-cell>
          <table:table-cell table:style-name="ce267" table:formula="of:=1/[.E53]" office:value-type="float" office:value="2" calcext:value-type="float">
            <text:p>2.0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67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0.666666666666667" calcext:value-type="float">
            <text:p>0.7</text:p>
          </table:table-cell>
          <table:table-cell table:style-name="ce267" table:formula="of:=1/[.E55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67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271551724137931" calcext:value-type="float">
            <text:p>0.3</text:p>
          </table:table-cell>
          <table:table-cell table:style-name="ce76" table:formula="of:=SUM([.F53:.F56])" office:value-type="float" office:value="3.68253968253968" calcext:value-type="float">
            <text:p>3.68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5.97413793103448" calcext:value-type="float">
            <text:p>5.97</text:p>
          </table:table-cell>
          <table:table-cell office:value-type="float" office:value="30" calcext:value-type="float">
            <text:p>30</text:p>
          </table:table-cell>
          <table:table-cell table:formula="of:=[.I57]*[.H57]" office:value-type="float" office:value="179.224137931035" calcext:value-type="float">
            <text:p>179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2.1" calcext:value-type="float">
            <text:p>2.1</text:p>
          </table:table-cell>
          <table:table-cell table:style-name="ce268" table:formula="of:=1/[.E60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" calcext:value-type="float">
            <text:p>3.0</text:p>
          </table:table-cell>
          <table:table-cell table:style-name="ce269" table:formula="of:=1/[.E61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70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71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0.666666666666667" calcext:value-type="float">
            <text:p>0.7</text:p>
          </table:table-cell>
          <table:table-cell table:style-name="ce272" table:formula="of:=1/[.E64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5]/([.A65]/1000)" office:value-type="float" office:value="14" calcext:value-type="float">
            <text:p>14.0</text:p>
          </table:table-cell>
          <table:table-cell table:style-name="ce273" table:formula="of:=1/[.E65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6]" office:value-type="float" office:value="0.368421052631579" calcext:value-type="float">
            <text:p>0.4</text:p>
          </table:table-cell>
          <table:table-cell table:style-name="ce76" table:formula="of:=SUM([.F60:.F65])" office:value-type="float" office:value="2.71428571428571" calcext:value-type="float">
            <text:p>2.71</text:p>
          </table:table-cell>
          <table:table-cell office:value-type="float" office:value="14" calcext:value-type="float">
            <text:p>14</text:p>
          </table:table-cell>
          <table:table-cell table:style-name="ce94" table:formula="of:=[.G66]*[.E66]" office:value-type="float" office:value="5.15789473684211" calcext:value-type="float">
            <text:p>5.16</text:p>
          </table:table-cell>
          <table:table-cell office:value-type="float" office:value="20" calcext:value-type="float">
            <text:p>20</text:p>
          </table:table-cell>
          <table:table-cell table:formula="of:=[.I66]*[.H66]" office:value-type="float" office:value="103.157894736842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1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9]/([.A69]/1000)" office:value-type="float" office:value="2.1" calcext:value-type="float">
            <text:p>2.1</text:p>
          </table:table-cell>
          <table:table-cell table:style-name="ce274" table:formula="of:=1/[.E69]" office:value-type="float" office:value="0.476190476190476" calcext:value-type="float">
            <text:p>0.48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0]/([.A70]/1000)" office:value-type="float" office:value="3" calcext:value-type="float">
            <text:p>3.0</text:p>
          </table:table-cell>
          <table:table-cell table:style-name="ce275" table:formula="of:=1/[.E70]" office:value-type="float" office:value="0.333333333333333" calcext:value-type="float">
            <text:p>0.33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1]/([.A71]/1000)" office:value-type="float" office:value="6" calcext:value-type="float">
            <text:p>6.0</text:p>
          </table:table-cell>
          <table:table-cell table:style-name="ce276" table:formula="of:=1/[.E71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77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73]/([.A73]/1000)" office:value-type="float" office:value="0.666666666666667" calcext:value-type="float">
            <text:p>0.7</text:p>
          </table:table-cell>
          <table:table-cell table:style-name="ce280" table:formula="of:=1/[.E73]" office:value-type="float" office:value="1.5" calcext:value-type="float">
            <text:p>1.5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4]/([.A74]/1000)" office:value-type="float" office:value="100" calcext:value-type="float">
            <text:p>100.0</text:p>
          </table:table-cell>
          <table:table-cell table:style-name="ce281" table:formula="of:=1/[.E74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5]" office:value-type="float" office:value="0.376952073236403" calcext:value-type="float">
            <text:p>0.4</text:p>
          </table:table-cell>
          <table:table-cell table:style-name="ce76" table:formula="of:=SUM([.F69:.F74])" office:value-type="float" office:value="2.65285714285714" calcext:value-type="float">
            <text:p>2.65</text:p>
          </table:table-cell>
          <table:table-cell office:value-type="float" office:value="3" calcext:value-type="float">
            <text:p>3</text:p>
          </table:table-cell>
          <table:table-cell table:style-name="ce94" table:formula="of:=[.G75]*[.E75]" office:value-type="float" office:value="1.13085621970921" calcext:value-type="float">
            <text:p>1.13</text:p>
          </table:table-cell>
          <table:table-cell office:value-type="float" office:value="20" calcext:value-type="float">
            <text:p>20</text:p>
          </table:table-cell>
          <table:table-cell table:formula="of:=[.I75]*[.H75]" office:value-type="float" office:value="22.6171243941842" calcext:value-type="float">
            <text:p>2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7]*[.E77]" office:value-type="float" office:value="6.75" calcext:value-type="float">
            <text:p>6.75</text:p>
          </table:table-cell>
          <table:table-cell office:value-type="float" office:value="30" calcext:value-type="float">
            <text:p>30</text:p>
          </table:table-cell>
          <table:table-cell table:formula="of:=[.I77]*[.H77]" office:value-type="float" office:value="202.5" calcext:value-type="float">
            <text:p>203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office:value-type="string" calcext:value-type="string">
            <text:p>Studio Boden</text:p>
          </table:table-cell>
          <table:table-cell table:number-columns-repeated="3"/>
          <table:table-cell office:value-type="float" office:value="0.6" calcext:value-type="float">
            <text:p>0.6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94" table:formula="of:=[.G79]*[.E79]" office:value-type="float" office:value="13.2" calcext:value-type="float">
            <text:p>13.20</text:p>
          </table:table-cell>
          <table:table-cell office:value-type="float" office:value="20" calcext:value-type="float">
            <text:p>20</text:p>
          </table:table-cell>
          <table:table-cell table:formula="of:=[.I79]*[.H79]" office:value-type="float" office:value="264" calcext:value-type="float">
            <text:p>264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Studio Südwand</text:p>
          </table:table-cell>
          <table:table-cell table:number-columns-repeated="3"/>
          <table:table-cell office:value-type="float" office:value="0.4" calcext:value-type="float">
            <text:p>0.4</text:p>
          </table:table-cell>
          <table:table-cell/>
          <table:table-cell office:value-type="float" office:value="7" calcext:value-type="float">
            <text:p>7</text:p>
          </table:table-cell>
          <table:table-cell table:style-name="ce94" table:formula="of:=[.G81]*[.E81]" office:value-type="float" office:value="2.8" calcext:value-type="float">
            <text:p>2.80</text:p>
          </table:table-cell>
          <table:table-cell office:value-type="float" office:value="20" calcext:value-type="float">
            <text:p>20</text:p>
          </table:table-cell>
          <table:table-cell table:formula="of:=[.I81]*[.H81]" office:value-type="float" office:value="56" calcext:value-type="float">
            <text:p>56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Studio Entr + Kaschk.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formula="of:=[.I83]*[.H83]" office:value-type="float" office:value="150" calcext:value-type="float">
            <text:p>150</text:p>
          </table:table-cell>
          <table:table-cell table:number-columns-repeated="101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office:value-type="string" calcext:value-type="string">
            <text:p>Summe</text:p>
          </table:table-cell>
          <table:table-cell table:number-columns-repeated="6"/>
          <table:table-cell table:style-name="ce94" table:formula="of:=SUM([.H53:.H96])" office:value-type="float" office:value="40.0128888875858" calcext:value-type="float">
            <text:p>40.0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delta t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Q</text:p>
          </table:table-cell>
          <table:table-cell table:formula="of:=[.H98]*[.G99]" office:value-type="float" office:value="1200.38666662757" calcext:value-type="float">
            <text:p>1200.38666662757</text:p>
          </table:table-cell>
          <table:table-cell table:number-columns-repeated="2"/>
          <table:table-cell table:formula="of:=SUM([.J54:.J99])" office:value-type="float" office:value="977.499157062061" calcext:value-type="float">
            <text:p>977</text:p>
          </table:table-cell>
          <table:table-cell table:number-columns-repeated="1014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.F53:Isolation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2:Isolation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3:Isolation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4:Isolation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5:Isolation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1:Isolation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2:Isolation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3:Isolation.F7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4:Isolation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0:Isolation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1:Isolation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69:Isolation.F6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.F70:Isolation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Isolation_2_normalTemp_alt" table:style-name="ta1">
        <table:table-column table:style-name="co1" table:default-cell-style-name="ce5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95"/>
        <table:table-column table:style-name="co2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chte</text:p>
          </table:table-cell>
          <table:table-cell office:value-type="string" calcext:value-type="string">
            <text:p>Wärmeleitwert</text:p>
          </table:table-cell>
          <table:table-cell office:value-type="string" calcext:value-type="string">
            <text:p>Wärmekapazität</text:p>
          </table:table-cell>
          <table:table-cell office:value-type="string" calcext:value-type="string">
            <text:p>Dampffestigkei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ückwand Studio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string" calcext:value-type="string">
            <text:p>2,10</text:p>
          </table:table-cell>
          <table:table-cell table:style-name="ce64" office:value-type="float" office:value="900" calcext:value-type="float">
            <text:p>9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uern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string" calcext:value-type="string">
            <text:p>1,80</text:p>
          </table:table-cell>
          <table:table-cell table:style-name="ce63" office:value-type="float" office:value="1100" calcext:value-type="float">
            <text:p>1100</text:p>
          </table:table-cell>
          <table:table-cell/>
          <table:table-cell table:style-name="ce64"/>
          <table:table-cell table:number-columns-repeated="1017"/>
        </table:table-row>
        <table:table-row table:style-name="ro1">
          <table:table-cell/>
          <table:table-cell table:style-name="ce64" office:value-type="string" calcext:value-type="string">
            <text:p>Gipsplatte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string" calcext:value-type="string">
            <text:p>0,4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/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Sand und Kies (trocken)</text:p>
          </table:table-cell>
          <table:table-cell table:style-name="ce64" office:value-type="float" office:value="1900" calcext:value-type="float">
            <text:p>19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Innenputz</text:p>
          </table:table-cell>
          <table:table-cell table:style-name="ce64" office:value-type="float" office:value="1400" calcext:value-type="float">
            <text:p>1400</text:p>
          </table:table-cell>
          <table:table-cell table:style-name="ce64" office:value-type="string" calcext:value-type="string">
            <text:p>0,7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8" calcext:value-type="float">
            <text:p>8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ussenputz</text:p>
          </table:table-cell>
          <table:table-cell table:style-name="ce64" office:value-type="float" office:value="1800" calcext:value-type="float">
            <text:p>1800</text:p>
          </table:table-cell>
          <table:table-cell table:style-name="ce64" office:value-type="string" calcext:value-type="string">
            <text:p>0,8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25" calcext:value-type="float">
            <text:p>2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Wärmeputz aussen</text:p>
          </table:table-cell>
          <table:table-cell table:style-name="ce64" office:value-type="float" office:value="450" calcext:value-type="float">
            <text:p>450</text:p>
          </table:table-cell>
          <table:table-cell table:style-name="ce64" office:value-type="string" calcext:value-type="string">
            <text:p>0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string" calcext:value-type="string">
            <text:p>0,14</text:p>
          </table:table-cell>
          <table:table-cell table:style-name="ce64" office:value-type="float" office:value="2200" calcext:value-type="float">
            <text:p>2200</text:p>
          </table:table-cell>
          <table:table-cell table:style-name="ce64" office:value-type="float" office:value="30" calcext:value-type="float">
            <text:p>3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spanplatte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0,17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float" office:value="75" calcext:value-type="float">
            <text:p>7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ckstein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string" calcext:value-type="string">
            <text:p>0,44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5" calcext:value-type="float">
            <text:p>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alksandstein</text:p>
          </table:table-cell>
          <table:table-cell table:style-name="ce64" office:value-type="float" office:value="1600" calcext:value-type="float">
            <text:p>16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100" calcext:value-type="float">
            <text:p>1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Zementstein</text:p>
          </table:table-cell>
          <table:table-cell table:style-name="ce64" office:value-type="float" office:value="2000" calcext:value-type="float">
            <text:p>2000</text:p>
          </table:table-cell>
          <table:table-cell table:style-name="ce64" office:value-type="string" calcext:value-type="string">
            <text:p>1,10</text:p>
          </table:table-cell>
          <table:table-cell table:style-name="ce64" office:value-type="float" office:value="1100" calcext:value-type="float">
            <text:p>1100</text:p>
          </table:table-cell>
          <table:table-cell table:style-name="ce64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/>
          <table:table-cell table:style-name="ce65" office:value-type="string" calcext:value-type="string">
            <text:p>Organische Stoffe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4" office:value-type="string" calcext:value-type="string">
            <text:p>Korkplatten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rkschrot natur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1500" calcext:value-type="float">
            <text:p>15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aumwolle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Kokosfaser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d=2x1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Thermohanf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Zellulosefaser</text:p>
          </table:table-cell>
          <table:table-cell table:style-name="ce64" office:value-type="float" office:value="50" calcext:value-type="float">
            <text:p>50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wollplatten</text:p>
          </table:table-cell>
          <table:table-cell table:style-name="ce64" office:value-type="float" office:value="150" calcext:value-type="float">
            <text:p>150</text:p>
          </table:table-cell>
          <table:table-cell table:style-name="ce64" office:value-type="float" office:value="0.08" calcext:value-type="float">
            <text:p>0.08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Holzfaserplatten</text:p>
          </table:table-cell>
          <table:table-cell table:style-name="ce64" office:value-type="float" office:value="300" calcext:value-type="float">
            <text:p>300</text:p>
          </table:table-cell>
          <table:table-cell table:style-name="ce64" office:value-type="float" office:value="0.06" calcext:value-type="float">
            <text:p>0.06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chafschurwolle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string" calcext:value-type="string">
            <text:p> 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 calcext:value-type="string">
            <text:p>Organische Schaumstoffe </text:p>
          </table:table-cell>
          <table:table-cell table:style-name="ce65" table:number-columns-repeated="7"/>
          <table:table-cell table:style-name="ce96"/>
          <table:table-cell table:style-name="ce65" table:number-columns-repeated="1014"/>
        </table:table-row>
        <table:table-row table:style-name="ro1">
          <table:table-cell/>
          <table:table-cell table:style-name="ce67" office:value-type="string" calcext:value-type="string">
            <text:p>Polystyrol extrudiert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175" calcext:value-type="float">
            <text:p>175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styrol (PS)</text:p>
          </table:table-cell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2" table:style-name="ce64" office:value-type="string" calcext:value-type="string">
            <text:p> 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/>
          <table:table-cell office:value-type="string" calcext:value-type="string">
            <text:p>Sagex EPS …</text:p>
          </table:table-cell>
          <table:table-cell table:number-columns-repeated="1014"/>
        </table:table-row>
        <table:table-row table:style-name="ro1">
          <table:table-cell/>
          <table:table-cell table:style-name="ce68" office:value-type="string" calcext:value-type="string">
            <text:p>EPS Swisspor</text:p>
          </table:table-cell>
          <table:table-cell table:style-name="ce64"/>
          <table:table-cell table:style-name="ce64" office:value-type="float" office:value="0.036" calcext:value-type="float">
            <text:p>0.036</text:p>
          </table:table-cell>
          <table:table-cell table:style-name="ce64" table:number-columns-repeated="4"/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Polyurethan (PUR)</text:p>
          </table:table-cell>
          <table:table-cell table:style-name="ce67" office:value-type="float" office:value="30" calcext:value-type="float">
            <text:p>30</text:p>
          </table:table-cell>
          <table:table-cell table:style-name="ce67" office:value-type="float" office:value="0.03" calcext:value-type="float">
            <text:p>0.03</text:p>
          </table:table-cell>
          <table:table-cell table:number-columns-repeated="2" table:style-name="ce67" office:value-type="string" calcext:value-type="string">
            <text:p> </text:p>
          </table:table-cell>
          <table:table-cell table:style-name="ce67" office:value-type="float" office:value="70" calcext:value-type="float">
            <text:p>70</text:p>
          </table:table-cell>
          <table:table-cell table:style-name="ce67" office:value-type="string" calcext:value-type="string">
            <text:p>d=200mm</text:p>
          </table:table-cell>
          <table:table-cell table:style-name="ce89"/>
          <table:table-cell table:style-name="ce97"/>
          <table:table-cell table:style-name="ce89" table:number-columns-repeated="1014"/>
        </table:table-row>
        <table:table-row table:style-name="ro1">
          <table:table-cell/>
          <table:table-cell table:style-name="ce64" office:value-type="string" calcext:value-type="string">
            <text:p>Polyvinylchlorid (PVC)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yethylen (PE)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0.04" calcext:value-type="float">
            <text:p>0.04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lisocyanurat (PIR</text:p>
          </table:table-cell>
          <table:table-cell table:number-columns-repeated="1022"/>
        </table:table-row>
        <table:table-row table:style-name="ro1">
          <table:table-cell/>
          <table:table-cell table:style-name="ce69" office:value-type="string" calcext:value-type="string">
            <text:p>Anorganische Faserstoffe</text:p>
          </table:table-cell>
          <table:table-cell table:number-columns-repeated="1022"/>
        </table:table-row>
        <table:table-row table:style-name="ro1">
          <table:table-cell/>
          <table:table-cell table:style-name="ce64" office:value-type="string" calcext:value-type="string">
            <text:p>Steinwolle</text:p>
          </table:table-cell>
          <table:table-cell table:style-name="ce64" office:value-type="float" office:value="32" calcext:value-type="float">
            <text:p>32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wolle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style-name="ce64" office:value-type="float" office:value="35" calcext:value-type="float">
            <text:p>35</text:p>
          </table:table-cell>
          <table:table-cell table:style-name="ce64" office:value-type="string" calcext:value-type="string">
            <text:p>d=200mm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Dämmputze</text:p>
          </table:table-cell>
          <table:table-cell table:style-name="ce64" office:value-type="float" office:value="950" calcext:value-type="float">
            <text:p>950</text:p>
          </table:table-cell>
          <table:table-cell table:style-name="ce64" office:value-type="float" office:value="0.05" calcext:value-type="float">
            <text:p>0.05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8"/>
        </table:table-row>
        <table:table-row table:style-name="ro1">
          <table:table-cell/>
          <table:table-cell table:style-name="ce69" office:value-type="string" calcext:value-type="string">
            <text:p>Anorganische, poröse Stoffe </text:p>
          </table:table-cell>
          <table:table-cell table:number-columns-repeated="1022"/>
        </table:table-row>
        <table:table-row table:style-name="ro1">
          <table:table-cell table:style-name="ce59" office:value-type="string" calcext:value-type="string">
            <text:p>Studio Decke ca. 100mm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number-columns-repeated="4" table:style-name="ce70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erlit (Schaumglassteine)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float" office:value="0.07" calcext:value-type="float">
            <text:p>0.07</text:p>
          </table:table-cell>
          <table:table-cell table:style-name="ce64" office:value-type="float" office:value="600" calcext:value-type="float">
            <text:p>600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Vermicult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0.07" calcext:value-type="float">
            <text:p>0.07</text:p>
          </table:table-cell>
          <table:table-cell table:number-columns-repeated="4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Porenbe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Blähton</text:p>
          </table:table-cell>
          <table:table-cell table:number-columns-repeated="6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Stahl</text:p>
          </table:table-cell>
          <table:table-cell table:style-name="ce64" office:value-type="float" office:value="7850" calcext:value-type="float">
            <text:p>7850</text:p>
          </table:table-cell>
          <table:table-cell table:style-name="ce64" office:value-type="string" calcext:value-type="string">
            <text:p>60,00</text:p>
          </table:table-cell>
          <table:table-cell table:style-name="ce64" office:value-type="float" office:value="500" calcext:value-type="float">
            <text:p>500</text:p>
          </table:table-cell>
          <table:table-cell table:style-name="ce74" office:value-type="string" calcext:value-type="string">
            <text:p>dicht</text:p>
          </table:table-cell>
          <table:table-cell table:number-columns-repeated="2" table:style-name="ce7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Aluminium</text:p>
          </table:table-cell>
          <table:table-cell table:style-name="ce64" office:value-type="float" office:value="2700" calcext:value-type="float">
            <text:p>2700</text:p>
          </table:table-cell>
          <table:table-cell table:style-name="ce64" office:value-type="string" calcext:value-type="string">
            <text:p>200,0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4" office:value-type="string" calcext:value-type="string">
            <text:p>Glas</text:p>
          </table:table-cell>
          <table:table-cell table:style-name="ce64" office:value-type="float" office:value="2500" calcext:value-type="float">
            <text:p>2500</text:p>
          </table:table-cell>
          <table:table-cell table:style-name="ce64" office:value-type="string" calcext:value-type="string">
            <text:p>0,81</text:p>
          </table:table-cell>
          <table:table-cell table:style-name="ce64" office:value-type="float" office:value="800" calcext:value-type="float">
            <text:p>800</text:p>
          </table:table-cell>
          <table:table-cell table:style-name="ce64" office:value-type="string" calcext:value-type="string">
            <text:p>dicht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2">
          <table:table-cell table:style-name="ce172"/>
          <table:table-cell table:style-name="ce64" office:value-type="string" calcext:value-type="string">
            <text:p>Asphalt</text:p>
          </table:table-cell>
          <table:table-cell table:style-name="ce64" office:value-type="float" office:value="2100" calcext:value-type="float">
            <text:p>2100</text:p>
          </table:table-cell>
          <table:table-cell table:style-name="ce64" office:value-type="string" calcext:value-type="string">
            <text:p>0,80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office:value-type="float" office:value="9000" calcext:value-type="float">
            <text:p>9000</text:p>
          </table:table-cell>
          <table:table-cell table:number-columns-repeated="2" table:style-name="ce64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 calcext:value-type="string">
            <text:p>Luft 10 mm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string" calcext:value-type="string">
            <text:p>0,06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1" calcext:value-type="float">
            <text:p>1</text:p>
          </table:table-cell>
          <table:table-cell table:style-name="ce89" table:number-columns-repeated="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0" table:number-columns-repeated="9"/>
          <table:table-cell table:style-name="ce98"/>
          <table:table-cell table:style-name="ce60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Studio Decke</text:p>
          </table:table-cell>
          <table:table-cell table:number-columns-repeated="3"/>
          <table:table-cell table:style-name="ce164" office:value-type="string" calcext:value-type="string">
            <text:p>U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U*A</text:p>
          </table:table-cell>
          <table:table-cell office:value-type="string" calcext:value-type="string">
            <text:p>del t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table:style-name="ce59" office:value-type="float" office:value="40" calcext:value-type="float">
            <text:p>40</text:p>
          </table:table-cell>
          <table:table-cell table:style-name="ce70" office:value-type="string" calcext:value-type="string">
            <text:p>Schaumglas</text:p>
          </table:table-cell>
          <table:table-cell table:style-name="ce70" office:value-type="float" office:value="120" calcext:value-type="float">
            <text:p>120</text:p>
          </table:table-cell>
          <table:table-cell table:style-name="ce70" office:value-type="float" office:value="0.05" calcext:value-type="float">
            <text:p>0.05</text:p>
          </table:table-cell>
          <table:table-cell table:style-name="ce72" table:formula="of:=[.D53]/([.A53]/1000)" office:value-type="float" office:value="1.25" calcext:value-type="float">
            <text:p>1.3</text:p>
          </table:table-cell>
          <table:table-cell table:style-name="ce282" table:formula="of:=1/[.E53]" office:value-type="float" office:value="0.8" calcext:value-type="float">
            <text:p>0.80</text:p>
          </table:table-cell>
          <table:table-cell table:style-name="ce90"/>
          <table:table-cell table:style-name="ce92"/>
          <table:table-cell table:number-columns-repeated="101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54]/([.A54]/1000)" office:value-type="float" office:value="9" calcext:value-type="float">
            <text:p>9.0</text:p>
          </table:table-cell>
          <table:table-cell table:style-name="ce282" table:formula="of:=1/[.E54]" office:value-type="float" office:value="0.111111111111111" calcext:value-type="float">
            <text:p>0.11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EPS Swisspor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55]/([.A55]/1000)" office:value-type="float" office:value="1.14285714285714" calcext:value-type="float">
            <text:p>1.1</text:p>
          </table:table-cell>
          <table:table-cell table:style-name="ce282" table:formula="of:=1/[.E55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56]/([.A56]/1000)" office:value-type="float" office:value="14" calcext:value-type="float">
            <text:p>14.0</text:p>
          </table:table-cell>
          <table:table-cell table:style-name="ce282" table:formula="of:=1/[.E5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57]" office:value-type="float" office:value="0.53834650715659" calcext:value-type="float">
            <text:p>0.5</text:p>
          </table:table-cell>
          <table:table-cell table:style-name="ce76" table:formula="of:=SUM([.F53:.F56])" office:value-type="float" office:value="1.85753968253968" calcext:value-type="float">
            <text:p>1.86</text:p>
          </table:table-cell>
          <table:table-cell office:value-type="float" office:value="22" calcext:value-type="float">
            <text:p>22</text:p>
          </table:table-cell>
          <table:table-cell table:style-name="ce94" table:formula="of:=[.G57]*[.E57]" office:value-type="float" office:value="11.843623157445" calcext:value-type="float">
            <text:p>11.84</text:p>
          </table:table-cell>
          <table:table-cell office:value-type="float" office:value="27" calcext:value-type="float">
            <text:p>27</text:p>
          </table:table-cell>
          <table:table-cell table:style-name="ce53" table:formula="of:=[.I57]*[.H57]" office:value-type="float" office:value="319.777825251015" calcext:value-type="float">
            <text:p>320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Holz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60]/([.A60]/1000)" office:value-type="float" office:value="4.2" calcext:value-type="float">
            <text:p>4.2</text:p>
          </table:table-cell>
          <table:table-cell table:style-name="ce283" table:formula="of:=1/[.E6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 50mm?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61]/([.A61]/1000)" office:value-type="float" office:value="3000" calcext:value-type="float">
            <text:p>3'000.0</text:p>
          </table:table-cell>
          <table:table-cell table:style-name="ce284" table:formula="of:=1/[.E6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2]/([.A62]/1000)" office:value-type="float" office:value="6" calcext:value-type="float">
            <text:p>6.0</text:p>
          </table:table-cell>
          <table:table-cell table:style-name="ce285" table:formula="of:=1/[.E6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63]/([.A63]/1000)" office:value-type="float" office:value="6" calcext:value-type="float">
            <text:p>6.0</text:p>
          </table:table-cell>
          <table:table-cell table:style-name="ce286" table:formula="of:=1/[.E6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 table:formula="of:=[.D64]/([.A64]/1000)" office:value-type="float" office:value="1.14285714285714" calcext:value-type="float">
            <text:p>1.1</text:p>
          </table:table-cell>
          <table:table-cell table:style-name="ce287" table:formula="of:=1/[.E64]" office:value-type="float" office:value="0.875" calcext:value-type="float">
            <text:p>0.88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65]/([.A65]/1000)" office:value-type="float" office:value="400" calcext:value-type="float">
            <text:p>400.0</text:p>
          </table:table-cell>
          <table:table-cell table:style-name="ce288" table:formula="of:=1/[.E6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Holz (Fichte)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0.14" calcext:value-type="float">
            <text:p>0.14</text:p>
          </table:table-cell>
          <table:table-cell table:style-name="ce72" table:formula="of:=[.D66]/([.A66]/1000)" office:value-type="float" office:value="14" calcext:value-type="float">
            <text:p>14.0</text:p>
          </table:table-cell>
          <table:table-cell table:style-name="ce289" table:formula="of:=1/[.E66]" office:value-type="float" office:value="0.0714285714285714" calcext:value-type="float">
            <text:p>0.07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67]" office:value-type="float" office:value="0.657596016846984" calcext:value-type="float">
            <text:p>0.7</text:p>
          </table:table-cell>
          <table:table-cell table:style-name="ce76" table:formula="of:=SUM([.F60:.F66])" office:value-type="float" office:value="1.52069047619048" calcext:value-type="float">
            <text:p>1.52</text:p>
          </table:table-cell>
          <table:table-cell office:value-type="float" office:value="14" calcext:value-type="float">
            <text:p>14</text:p>
          </table:table-cell>
          <table:table-cell table:style-name="ce94" table:formula="of:=[.G67]*[.E67]" office:value-type="float" office:value="9.20634423585777" calcext:value-type="float">
            <text:p>9.21</text:p>
          </table:table-cell>
          <table:table-cell office:value-type="float" office:value="25" calcext:value-type="float">
            <text:p>25</text:p>
          </table:table-cell>
          <table:table-cell table:style-name="ce53" table:formula="of:=[.I67]*[.H67]" office:value-type="float" office:value="230.158605896444" calcext:value-type="float">
            <text:p>230</text:p>
          </table:table-cell>
          <table:table-cell office:value-type="string" calcext:value-type="string">
            <text:p>30°Wasser→5°C Boden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5" office:value-type="string" calcext:value-type="string">
            <text:p>Studio Rückwand Plättli</text:p>
          </table:table-cell>
          <table:table-cell table:number-columns-repeated="3"/>
          <table:table-cell table:style-name="ce73"/>
          <table:table-cell table:number-columns-repeated="2"/>
          <table:table-cell table:style-name="ce94"/>
          <table:table-cell table:number-columns-repeated="101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70]/([.A70]/1000)" office:value-type="float" office:value="4.2" calcext:value-type="float">
            <text:p>4.2</text:p>
          </table:table-cell>
          <table:table-cell table:style-name="ce290" table:formula="of:=1/[.E70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~Leichtbeton (drainage)</text:p>
          </table:table-cell>
          <table:table-cell table:style-name="ce64" office:value-type="float" office:value="1000" calcext:value-type="float">
            <text:p>1000</text:p>
          </table:table-cell>
          <table:table-cell table:style-name="ce64" office:value-type="float" office:value="0.3" calcext:value-type="float">
            <text:p>0.3</text:p>
          </table:table-cell>
          <table:table-cell table:style-name="ce72" table:formula="of:=[.D71]/([.A71]/1000)" office:value-type="float" office:value="3000" calcext:value-type="float">
            <text:p>3'000.0</text:p>
          </table:table-cell>
          <table:table-cell table:style-name="ce291" table:formula="of:=1/[.E71]" office:value-type="float" office:value="0.000333333333333333" calcext:value-type="float">
            <text:p>0.00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2]/([.A72]/1000)" office:value-type="float" office:value="6" calcext:value-type="float">
            <text:p>6.0</text:p>
          </table:table-cell>
          <table:table-cell table:style-name="ce292" table:formula="of:=1/[.E72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73]/([.A73]/1000)" office:value-type="float" office:value="6" calcext:value-type="float">
            <text:p>6.0</text:p>
          </table:table-cell>
          <table:table-cell table:style-name="ce293" table:formula="of:=1/[.E73]" office:value-type="float" office:value="0.166666666666667" calcext:value-type="float">
            <text:p>0.17</text:p>
          </table:table-cell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 office:value-type="float" office:value="18" calcext:value-type="float">
            <text:p>18</text:p>
          </table:table-cell>
          <table:table-cell table:style-name="ce64" office:value-type="float" office:value="0.04" calcext:value-type="float">
            <text:p>0.04</text:p>
          </table:table-cell>
          <table:table-cell table:style-name="ce72"/>
          <table:table-cell table:style-name="ce293"/>
          <table:table-cell table:style-name="ce91"/>
          <table:table-cell table:style-name="ce76"/>
          <table:table-cell table:number-columns-repeated="1016"/>
        </table:table-row>
        <table:table-row table:style-name="ro2">
          <table:table-cell office:value-type="float" office:value="0.1" calcext:value-type="float">
            <text:p>0.1</text:p>
          </table:table-cell>
          <table:table-cell table:style-name="ce64" office:value-type="string" calcext:value-type="string">
            <text:p>PS</text:p>
          </table:table-cell>
          <table:table-cell table:style-name="ce64"/>
          <table:table-cell table:style-name="ce64" office:value-type="float" office:value="0.04" calcext:value-type="float">
            <text:p>0.04</text:p>
          </table:table-cell>
          <table:table-cell table:style-name="ce72" table:formula="of:=[.D75]/([.A75]/1000)" office:value-type="float" office:value="400" calcext:value-type="float">
            <text:p>400.0</text:p>
          </table:table-cell>
          <table:table-cell table:style-name="ce294" table:formula="of:=1/[.E75]" office:value-type="float" office:value="0.0025" calcext:value-type="float">
            <text:p>0.00</text:p>
          </table:table-cell>
          <table:table-cell table:style-name="ce91"/>
          <table:table-cell table:style-name="ce93"/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64" office:value-type="string" calcext:value-type="string">
            <text:p>Plättli</text:p>
          </table:table-cell>
          <table:table-cell table:style-name="ce64" office:value-type="float" office:value="500" calcext:value-type="float">
            <text:p>500</text:p>
          </table:table-cell>
          <table:table-cell table:style-name="ce64" office:value-type="float" office:value="1" calcext:value-type="float">
            <text:p>1</text:p>
          </table:table-cell>
          <table:table-cell table:style-name="ce72" table:formula="of:=[.D76]/([.A76]/1000)" office:value-type="float" office:value="100" calcext:value-type="float">
            <text:p>100.0</text:p>
          </table:table-cell>
          <table:table-cell table:style-name="ce295" table:formula="of:=1/[.E76]" office:value-type="float" office:value="0.01" calcext:value-type="float">
            <text:p>0.01</text:p>
          </table:table-cell>
          <table:table-cell table:style-name="ce91" office:value-type="string" calcext:value-type="string">
            <text:p> </text:p>
          </table:table-cell>
          <table:table-cell table:style-name="ce93" office:value-type="string" calcext:value-type="string">
            <text:p> 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73" table:formula="of:=1/[.F77]" office:value-type="float" office:value="1.71156118831248" calcext:value-type="float">
            <text:p>1.7</text:p>
          </table:table-cell>
          <table:table-cell table:style-name="ce76" table:formula="of:=SUM([.F70:.F76])" office:value-type="float" office:value="0.584261904761905" calcext:value-type="float">
            <text:p>0.58</text:p>
          </table:table-cell>
          <table:table-cell office:value-type="float" office:value="3" calcext:value-type="float">
            <text:p>3</text:p>
          </table:table-cell>
          <table:table-cell table:style-name="ce94" table:formula="of:=[.G77]*[.E77]" office:value-type="float" office:value="5.13468356493745" calcext:value-type="float">
            <text:p>5.13</text:p>
          </table:table-cell>
          <table:table-cell office:value-type="float" office:value="25" calcext:value-type="float">
            <text:p>25</text:p>
          </table:table-cell>
          <table:table-cell table:style-name="ce53" table:formula="of:=[.I77]*[.H77]" office:value-type="float" office:value="128.367089123436" calcext:value-type="float">
            <text:p>128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Fenster</text:p>
          </table:table-cell>
          <table:table-cell office:value-type="string" calcext:value-type="string">
            <text:p>U-Total W/(m^2*K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94" table:formula="of:=[.G79]*[.E79]" office:value-type="float" office:value="2.25" calcext:value-type="float">
            <text:p>2.25</text:p>
          </table:table-cell>
          <table:table-cell office:value-type="float" office:value="27" calcext:value-type="float">
            <text:p>27</text:p>
          </table:table-cell>
          <table:table-cell table:style-name="ce53" table:formula="of:=[.I79]*[.H79]" office:value-type="float" office:value="60.75" calcext:value-type="float">
            <text:p>61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Bodenheizung</text:p>
          </table:table-cell>
          <table:table-cell table:number-columns-repeated="6"/>
          <table:table-cell table:style-name="ce94"/>
          <table:table-cell table:number-columns-repeated="1016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62" office:value-type="string" calcext:value-type="string">
            <text:p>Boden (feucht)</text:p>
          </table:table-cell>
          <table:table-cell table:style-name="ce64" office:value-type="float" office:value="1700" calcext:value-type="float">
            <text:p>1700</text:p>
          </table:table-cell>
          <table:table-cell table:style-name="ce62" office:value-type="float" office:value="2.1" calcext:value-type="float">
            <text:p>2.1</text:p>
          </table:table-cell>
          <table:table-cell table:style-name="ce72" table:formula="of:=[.D82]/([.A82]/1000)" office:value-type="float" office:value="4.2" calcext:value-type="float">
            <text:p>4.2</text:p>
          </table:table-cell>
          <table:table-cell table:style-name="ce296" table:formula="of:=1/[.E82]" office:value-type="float" office:value="0.238095238095238" calcext:value-type="float">
            <text:p>0.24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83]/([.A83]/1000)" office:value-type="float" office:value="6" calcext:value-type="float">
            <text:p>6.0</text:p>
          </table:table-cell>
          <table:table-cell table:style-name="ce297" table:formula="of:=1/[.E83]" office:value-type="float" office:value="0.166666666666667" calcext:value-type="float">
            <text:p>0.1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Schaumglas (alt)</text:p>
          </table:table-cell>
          <table:table-cell office:value-type="float" office:value="120" calcext:value-type="float">
            <text:p>120</text:p>
          </table:table-cell>
          <table:table-cell office:value-type="float" office:value="0.07" calcext:value-type="float">
            <text:p>0.07</text:p>
          </table:table-cell>
          <table:table-cell table:style-name="ce72" table:formula="of:=[.D84]/([.A84]/1000)" office:value-type="float" office:value="1.75" calcext:value-type="float">
            <text:p>1.8</text:p>
          </table:table-cell>
          <table:table-cell table:style-name="ce298" table:formula="of:=1/[.E84]" office:value-type="float" office:value="0.571428571428571" calcext:value-type="float">
            <text:p>0.57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5]/([.A85]/1000)" office:value-type="float" office:value="4" calcext:value-type="float">
            <text:p>4.0</text:p>
          </table:table-cell>
          <table:table-cell table:style-name="ce299" table:formula="of:=1/[.E85]" office:value-type="float" office:value="0.25" calcext:value-type="float">
            <text:p>0.25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86]" office:value-type="float" office:value="0.815533980582524" calcext:value-type="float">
            <text:p>0.8</text:p>
          </table:table-cell>
          <table:table-cell table:style-name="ce20" table:formula="of:=SUM([.F82:.F85])" office:value-type="float" office:value="1.22619047619048" calcext:value-type="float">
            <text:p>1.2</text:p>
          </table:table-cell>
          <table:table-cell office:value-type="float" office:value="22" calcext:value-type="float">
            <text:p>22</text:p>
          </table:table-cell>
          <table:table-cell table:style-name="ce94" table:formula="of:=[.G86]*[.E86]" office:value-type="float" office:value="17.9417475728155" calcext:value-type="float">
            <text:p>17.94</text:p>
          </table:table-cell>
          <table:table-cell office:value-type="float" office:value="15" calcext:value-type="float">
            <text:p>15</text:p>
          </table:table-cell>
          <table:table-cell table:style-name="ce54" table:formula="of:=[.I86]*[.H86]" office:value-type="float" office:value="269.126213592233" calcext:value-type="float">
            <text:p>269</text:p>
          </table:table-cell>
          <table:table-cell office:value-type="string" calcext:value-type="string">
            <text:p>30°Wasser→15°C Boden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Südwand</text:p>
          </table:table-cell>
          <table:table-cell table:number-columns-repeated="3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S</text:p>
          </table:table-cell>
          <table:table-cell/>
          <table:table-cell office:value-type="float" office:value="0.04" calcext:value-type="float">
            <text:p>0.04</text:p>
          </table:table-cell>
          <table:table-cell table:style-name="ce72" table:formula="of:=[.D89]/([.A89]/1000)" office:value-type="float" office:value="1" calcext:value-type="float">
            <text:p>1.0</text:p>
          </table:table-cell>
          <table:table-cell table:style-name="ce300" table:formula="of:=1/[.E89]" office:value-type="float" office:value="1" calcext:value-type="float">
            <text:p>1.00</text:p>
          </table:table-cell>
          <table:table-cell/>
          <table:table-cell table:style-name="ce94"/>
          <table:table-cell table:number-columns-repeated="1016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63" office:value-type="string" calcext:value-type="string">
            <text:p>Stahlbeton</text:p>
          </table:table-cell>
          <table:table-cell table:style-name="ce63" office:value-type="float" office:value="2400" calcext:value-type="float">
            <text:p>2400</text:p>
          </table:table-cell>
          <table:table-cell table:style-name="ce71" office:value-type="float" office:value="1.8" calcext:value-type="float">
            <text:p>1.8</text:p>
          </table:table-cell>
          <table:table-cell table:style-name="ce72" table:formula="of:=[.D90]/([.A90]/1000)" office:value-type="float" office:value="9" calcext:value-type="float">
            <text:p>9.0</text:p>
          </table:table-cell>
          <table:table-cell table:style-name="ce301" table:formula="of:=1/[.E90]" office:value-type="float" office:value="0.111111111111111" calcext:value-type="float">
            <text:p>0.11</text:p>
          </table:table-cell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U-Total W/(m^2*K)</text:p>
          </table:table-cell>
          <table:table-cell table:number-columns-repeated="2"/>
          <table:table-cell table:style-name="ce20" table:formula="of:=1/[.F91]" office:value-type="float" office:value="0.9" calcext:value-type="float">
            <text:p>0.9</text:p>
          </table:table-cell>
          <table:table-cell table:style-name="ce20" table:formula="of:=SUM([.F89:.F90])" office:value-type="float" office:value="1.11111111111111" calcext:value-type="float">
            <text:p>1.1</text:p>
          </table:table-cell>
          <table:table-cell office:value-type="float" office:value="22" calcext:value-type="float">
            <text:p>22</text:p>
          </table:table-cell>
          <table:table-cell table:style-name="ce94" table:formula="of:=[.G91]*[.E91]" office:value-type="float" office:value="19.8" calcext:value-type="float">
            <text:p>19.80</text:p>
          </table:table-cell>
          <table:table-cell office:value-type="float" office:value="27" calcext:value-type="float">
            <text:p>27</text:p>
          </table:table-cell>
          <table:table-cell table:style-name="ce54" table:formula="of:=[.I91]*[.H91]" office:value-type="float" office:value="534.6" calcext:value-type="float">
            <text:p>535</text:p>
          </table:table-cell>
          <table:table-cell office:value-type="string" calcext:value-type="string">
            <text:p>22° Raum → -5°C Umgebung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Studio Waschküche</text:p>
          </table:table-cell>
          <table:table-cell office:value-type="string" calcext:value-type="string">
            <text:p>Südwand + Ostwand</text:p>
          </table:table-cell>
          <table:table-cell table:number-columns-repeated="2"/>
          <table:table-cell table:style-name="ce20" table:formula="of:=[.E91]" office:value-type="float" office:value="0.9" calcext:value-type="float">
            <text:p>0.9</text:p>
          </table:table-cell>
          <table:table-cell table:style-name="ce20" table:formula="of:=[.F91]" office:value-type="float" office:value="1.1111111111111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 table:style-name="ce94" table:formula="of:=[.G93]*[.E93]" office:value-type="float" office:value="7.2" calcext:value-type="float">
            <text:p>7.20</text:p>
          </table:table-cell>
          <table:table-cell office:value-type="float" office:value="27" calcext:value-type="float">
            <text:p>27</text:p>
          </table:table-cell>
          <table:table-cell table:style-name="ce54" table:formula="of:=[.I93]*[.H93]" office:value-type="float" office:value="194.4" calcext:value-type="float">
            <text:p>194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ückwand</text:p>
          </table:table-cell>
          <table:table-cell table:number-columns-repeated="2"/>
          <table:table-cell table:style-name="ce20" table:formula="of:=[.E77]" office:value-type="float" office:value="1.71156118831248" calcext:value-type="float">
            <text:p>1.7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style-name="ce94" table:formula="of:=[.G94]*[.E94]" office:value-type="float" office:value="6.84624475324993" calcext:value-type="float">
            <text:p>6.85</text:p>
          </table:table-cell>
          <table:table-cell office:value-type="float" office:value="15" calcext:value-type="float">
            <text:p>15</text:p>
          </table:table-cell>
          <table:table-cell table:style-name="ce54" table:formula="of:=[.I94]*[.H94]" office:value-type="float" office:value="102.693671298749" calcext:value-type="float">
            <text:p>103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ce6" office:value-type="string" calcext:value-type="string">
            <text:p>Lüftungsverluste</text:p>
          </table:table-cell>
          <table:table-cell office:value-type="string" calcext:value-type="string">
            <text:p>2 x Stosslüften pro Tag!</text:p>
          </table:table-cell>
          <table:table-cell table:number-columns-repeated="2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44m^3 * 1000Ws/kg/K * 10 Lüften / (24h * 3600s/h)</text:p>
          </table:table-cell>
          <table:table-cell table:number-columns-repeated="2"/>
          <table:table-cell table:style-name="ce20" table:number-columns-repeated="2"/>
          <table:table-cell/>
          <table:table-cell table:style-name="ce94" office:value-type="float" office:value="10" calcext:value-type="float">
            <text:p>10.00</text:p>
          </table:table-cell>
          <table:table-cell office:value-type="float" office:value="27" calcext:value-type="float">
            <text:p>27</text:p>
          </table:table-cell>
          <table:table-cell table:style-name="ce54" table:formula="of:=[.I97]*[.H97]" office:value-type="float" office:value="270" calcext:value-type="float">
            <text:p>270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20" table:number-columns-repeated="2"/>
          <table:table-cell/>
          <table:table-cell table:style-name="ce94"/>
          <table:table-cell table:number-columns-repeated="1016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number-columns-repeated="8"/>
          <table:table-cell table:style-name="Default" table:formula="of:=SUM([.J54:.J98])" office:value-type="float" office:value="2109.87340516188" calcext:value-type="float">
            <text:p>2109.87340516188</text:p>
          </table:table-cell>
          <table:table-cell table:number-columns-repeated="1014"/>
        </table:table-row>
        <table:table-row table:style-name="ro1" table:number-rows-repeated="9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Berechnungsheizleistung für Studio Winter normal</text:p>
          </table:table-cell>
          <table:table-cell table:number-columns-repeated="7"/>
          <table:table-cell table:style-name="Default" office:value-type="string" calcext:value-type="string">
            <text:p>1000W</text:p>
          </table:table-cell>
          <table:table-cell table:number-columns-repeated="1014"/>
        </table:table-row>
        <table:table-row table:style-name="ro1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office:value-type="string" calcext:value-type="string">
            <text:p>Mit WP Strom</text:p>
          </table:table-cell>
          <table:table-cell table:number-columns-repeated="7"/>
          <table:table-cell table:style-name="Default" office:value-type="string" calcext:value-type="string">
            <text:p>250-500W</text:p>
          </table:table-cell>
          <table:table-cell table:number-columns-repeated="1014"/>
        </table:table-row>
        <table:table-row table:style-name="ro1" table:number-rows-repeated="10">
          <table:table-cell table:style-name="Default"/>
          <table:table-cell table:number-columns-repeated="8"/>
          <table:table-cell table:style-name="Default"/>
          <table:table-cell table:number-columns-repeated="1014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Isolation_2_normalTemp_alt.F53:Isolation_2_normalTemp_alt.F5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2:Isolation_2_normalTemp_alt.F6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3:Isolation_2_normalTemp_alt.F6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4:Isolation_2_normalTemp_alt.F6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2:Isolation_2_normalTemp_alt.F7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3:Isolation_2_normalTemp_alt.F7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5:Isolation_2_normalTemp_alt.F7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6:Isolation_2_normalTemp_alt.F7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0:Isolation_2_normalTemp_alt.F6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1:Isolation_2_normalTemp_alt.F6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0:Isolation_2_normalTemp_alt.F7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71:Isolation_2_normalTemp_alt.F71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4:Isolation_2_normalTemp_alt.F84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5:Isolation_2_normalTemp_alt.F8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2:Isolation_2_normalTemp_alt.F82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3:Isolation_2_normalTemp_alt.F83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6:Isolation_2_normalTemp_alt.F66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65:Isolation_2_normalTemp_alt.F65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90:Isolation_2_normalTemp_alt.F90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  <calcext:conditional-format calcext:target-range-address="Isolation_2_normalTemp_alt.F89:Isolation_2_normalTemp_alt.F89">
            <calcext:data-bar calcext:max-length="100" calcext:negative-color="#ff0000" calcext:positive-color="#0000ff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table table:name="Holzlatten" table:style-name="ta1">
        <table:table-column table:style-name="co2" table:number-columns-repeated="4" table:default-cell-style-name="Default"/>
        <table:table-column table:style-name="co7" table:default-cell-style-name="ce163"/>
        <table:table-column table:style-name="co13" table:default-cell-style-name="Default"/>
        <table:table-column table:style-name="co14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Breite</text:p>
          </table:table-cell>
          <table:table-cell office:value-type="string" calcext:value-type="string">
            <text:p>Dicke</text:p>
          </table:table-cell>
          <table:table-cell office:value-type="string" calcext:value-type="string">
            <text:p>Lä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m^2/Preis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.2" calcext:value-type="float">
            <text:p>4.2</text:p>
          </table:table-cell>
          <table:table-cell table:formula="of:=1000/([.A6]+8)*[.D6]" office:value-type="currency" office:currency="CHF" office:value="61.7647058823529" calcext:value-type="currency">
            <text:p>CHF 61.76</text:p>
          </table:table-cell>
          <table:table-cell office:value-type="string" calcext:value-type="string">
            <text:p>Gehobelt + Gefast</text:p>
          </table:table-cell>
          <table:table-cell office:value-type="string" calcext:value-type="string">
            <text:p>Hornbach: Glattkantbrett 18x60x2500 mm Fichte gehobelt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.3" calcext:value-type="float">
            <text:p>5.3</text:p>
          </table:table-cell>
          <table:table-cell table:formula="of:=1000/([.A7]+8)*[.D7]" office:value-type="currency" office:currency="CHF" office:value="60.2272727272727" calcext:value-type="currency">
            <text:p>CHF 60.23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table:formula="of:=1000/([.A8]+8)*[.D8]" office:value-type="currency" office:currency="CHF" office:value="61.1111111111111" calcext:value-type="currency">
            <text:p>CHF 61.1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table:formula="of:=1000/([.A9]+8)*[.D9]" office:value-type="currency" office:currency="CHF" office:value="64.0625" calcext:value-type="currency">
            <text:p>CHF 64.06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9.4" calcext:value-type="float">
            <text:p>9.4</text:p>
          </table:table-cell>
          <table:table-cell table:formula="of:=1000/([.A10]+8)*[.D10]" office:value-type="currency" office:currency="CHF" office:value="63.5135135135135" calcext:value-type="currency">
            <text:p>CHF 63.51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formula="of:=1000/([.A11]+8)*[.D11]" office:value-type="currency" office:currency="CHF" office:value="58.9887640449438" calcext:value-type="currency">
            <text:p>CHF 58.99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2.8" calcext:value-type="float">
            <text:p>12.8</text:p>
          </table:table-cell>
          <table:table-cell table:formula="of:=1000/([.A13]+12)*[.D13]" office:value-type="currency" office:currency="CHF" office:value="68.8172043010753" calcext:value-type="currency">
            <text:p>CHF 68.82</text:p>
          </table:table-cell>
          <table:table-cell/>
          <table:table-cell office:value-type="string" calcext:value-type="string">
            <text:p>Hornbach: Universalbrett 27x144x2000 mm Fichte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000" calcext:value-type="float">
            <text:p>2000</text:p>
          </table:table-cell>
          <table:table-cell office:value-type="float" office:value="10.9" calcext:value-type="float">
            <text:p>10.9</text:p>
          </table:table-cell>
          <table:table-cell table:formula="of:=1000/([.A14]+12)*[.D14]" office:value-type="currency" office:currency="CHF" office:value="69.8717948717949" calcext:value-type="currency">
            <text:p>CHF 69.87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5]+8)*[.D1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bo</text:p>
          </table:table-cell>
          <table:table-cell table:number-columns-repeated="3"/>
          <table:table-cell table:formula="of:=1000/([.A16]+8)*[.D16]" office:value-type="string" office:string-value="" calcext:value-type="error">
            <text:p>#WERT!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500" calcext:value-type="float">
            <text:p>2500</text:p>
          </table:table-cell>
          <table:table-cell office:value-type="float" office:value="5.35" calcext:value-type="float">
            <text:p>5.35</text:p>
          </table:table-cell>
          <table:table-cell table:formula="of:=1000/([.A17]+8)*[.D17]" office:value-type="currency" office:currency="CHF" office:value="78.6764705882353" calcext:value-type="currency">
            <text:p>CHF 78.68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8]+8)*[.D18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19]+8)*[.D19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0]+8)*[.D20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1]+8)*[.D21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2]+8)*[.D22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3]+8)*[.D23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4]+8)*[.D24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5]+8)*[.D25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1000/([.A26]+8)*[.D26]" office:value-type="currency" office:currency="CHF" office:value="0" calcext:value-type="currency">
            <text:p>CHF 0.00</text:p>
          </table:table-cell>
          <table:table-cell table:number-columns-repeated="2"/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Hydraulischer abgleich" table:style-name="ta1">
        <table:table-column table:style-name="co2" table:number-columns-repeated="15" table:default-cell-style-name="Default"/>
        <table:table-row table:style-name="ro1">
          <table:table-cell table:style-name="ce278" office:value-type="string" calcext:value-type="string">
            <text:p>Wärmebedarf Studio</text:p>
          </table:table-cell>
          <table:table-cell table:style-name="ce278" table:number-columns-repeated="5"/>
          <table:table-cell table:number-columns-repeated="2"/>
          <table:table-cell table:style-name="ce278" office:value-type="string" calcext:value-type="string">
            <text:p>Wärmebedarf EG</text:p>
          </table:table-cell>
          <table:table-cell table:style-name="ce278" table:number-columns-repeated="5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2000" calcext:value-type="float">
            <text:p>2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Ausleg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5000" calcext:value-type="float">
            <text:p>5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Schät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office:value-type="float" office:value="4000" calcext:value-type="float">
            <text:p>4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10000" calcext:value-type="float">
            <text:p>10000</text:p>
          </table:table-cell>
          <table:table-cell table:style-name="ce278" office:value-type="string" calcext:value-type="string">
            <text:p>W</text:p>
          </table:table-cell>
          <table:table-cell table:style-name="ce278" office:value-type="string" calcext:value-type="string">
            <text:p>inbetriebnahme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office:value-type="float" office:value="5" calcext:value-type="float">
            <text:p>5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 table:number-columns-repeated="2"/>
          <table:table-cell table:style-name="ce278" office:value-type="float" office:value="7" calcext:value-type="float">
            <text:p>7</text:p>
          </table:table-cell>
          <table:table-cell table:style-name="ce278" office:value-type="string" calcext:value-type="string">
            <text:p>°C</text:p>
          </table:table-cell>
          <table:table-cell table:style-name="ce278" office:value-type="string" calcext:value-type="string">
            <text:p>Spreizung</text:p>
          </table:table-cell>
          <table:table-cell table:style-name="ce278" table:number-columns-repeated="3"/>
          <table:table-cell/>
        </table:table-row>
        <table:table-row table:style-name="ro1">
          <table:table-cell table:style-name="ce278" table:number-columns-repeated="6"/>
          <table:table-cell table:number-columns-repeated="2"/>
          <table:table-cell table:style-name="ce278" table:number-columns-repeated="6"/>
          <table:table-cell/>
        </table:table-row>
        <table:table-row table:style-name="ro1">
          <table:table-cell table:style-name="ce278" table:formula="of:=[.A4]/4200/[.A6]*60" office:value-type="float" office:value="11.4285714285714" calcext:value-type="float">
            <text:p>11.4285714285714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 table:number-columns-repeated="2"/>
          <table:table-cell table:style-name="ce278" table:formula="of:=[.I4]/4200/[.I6]*60" office:value-type="float" office:value="20.4081632653061" calcext:value-type="float">
            <text:p>20.4081632653061</text:p>
          </table:table-cell>
          <table:table-cell table:style-name="ce278" office:value-type="string" calcext:value-type="string">
            <text:p>Q [l/min]</text:p>
          </table:table-cell>
          <table:table-cell table:style-name="ce278" table:number-columns-repeated="4"/>
          <table:table-cell/>
        </table:table-row>
        <table:table-row table:style-name="ro1"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 office:value-type="string" calcext:value-type="string">
            <text:p>länge 100m</text:p>
          </table:table-cell>
          <table:table-cell/>
          <table:table-cell table:style-name="ce278" office:value-type="string" calcext:value-type="string">
            <text:p>aufgeteilt auf drei Kreise → grösster Kreis 6l/min</text:p>
          </table:table-cell>
          <table:table-cell table:style-name="ce278" table:number-columns-repeated="3"/>
          <table:table-cell table:style-name="ce278" office:value-type="string" calcext:value-type="string">
            <text:p>del p = 1 bar!!! <text:s/>geht nicht</text:p>
          </table:table-cell>
          <table:table-cell table:style-name="ce278"/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279" office:value-type="string" calcext:value-type="string">
            <text:p>Wärmebedarf Studio</text:p>
          </table:table-cell>
          <table:table-cell table:style-name="ce279" table:number-columns-repeated="5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2000" calcext:value-type="float">
            <text:p>2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Ausleg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4000" calcext:value-type="float">
            <text:p>4000</text:p>
          </table:table-cell>
          <table:table-cell table:style-name="ce279" office:value-type="string" calcext:value-type="string">
            <text:p>W</text:p>
          </table:table-cell>
          <table:table-cell table:style-name="ce279" office:value-type="string" calcext:value-type="string">
            <text:p>inbetriebnahme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float" office:value="7" calcext:value-type="float">
            <text:p>7</text:p>
          </table:table-cell>
          <table:table-cell table:style-name="ce279" office:value-type="string" calcext:value-type="string">
            <text:p>°C</text:p>
          </table:table-cell>
          <table:table-cell table:style-name="ce279" office:value-type="string" calcext:value-type="string">
            <text:p>Spreizung</text:p>
          </table:table-cell>
          <table:table-cell table:style-name="ce279" table:number-columns-repeated="3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number-columns-repeated="6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table:formula="of:=[.A15]/4200/[.A17]*60" office:value-type="float" office:value="8.16326530612245" calcext:value-type="float">
            <text:p>8.16326530612245</text:p>
          </table:table-cell>
          <table:table-cell table:style-name="ce279" office:value-type="string" calcext:value-type="string">
            <text:p>Q [l/min]</text:p>
          </table:table-cell>
          <table:table-cell table:style-name="ce279" table:number-columns-repeated="4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style-name="ce279" office:value-type="string" calcext:value-type="string">
            <text:p>aufgeteilt auf 4 Kreise → grösster Kreis 3l/min</text:p>
          </table:table-cell>
          <table:table-cell table:style-name="ce279" table:number-columns-repeated="3"/>
          <table:table-cell table:style-name="ce279" office:value-type="string" calcext:value-type="string">
            <text:p>del p = 0.3 bar</text:p>
          </table:table-cell>
          <table:table-cell table:style-name="ce279"/>
          <table:table-cell table:number-columns-repeated="2"/>
          <table:table-cell table:style-name="ce279" table:number-columns-repeated="6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20m Zuleitung di 20 8l/min</text:p>
          </table:table-cell>
          <table:table-cell table:number-columns-repeated="3"/>
          <table:table-cell office:value-type="string" calcext:value-type="string">
            <text:p>del p = 0.01 bar</text:p>
          </table:table-cell>
          <table:table-cell table:number-columns-repeated="3"/>
          <table:table-cell office:value-type="string" calcext:value-type="string">
            <text:p>20m Zuleitung di 20 20l/min</text:p>
          </table:table-cell>
          <table:table-cell table:number-columns-repeated="3"/>
          <table:table-cell office:value-type="string" calcext:value-type="string">
            <text:p>del p = 0.15 bar</text:p>
          </table:table-cell>
          <table:table-cell/>
          <table:table-cell office:value-type="string" calcext:value-type="string">
            <text:p>inbetriebname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0.06 bar</text:p>
          </table:table-cell>
          <table:table-cell/>
          <table:table-cell office:value-type="string" calcext:value-type="string">
            <text:p>betrieb</text:p>
          </table:table-cell>
        </table:table-row>
        <table:table-row table:style-name="ro1"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3"/>
          <table:table-cell office:value-type="string" calcext:value-type="string">
            <text:p>di 16 ginge auch</text:p>
          </table:table-cell>
          <table:table-cell table:number-columns-repeated="3"/>
          <table:table-cell office:value-type="string" calcext:value-type="string">
            <text:p>del p = 0.04bar</text:p>
          </table:table-cell>
          <table:table-cell table:number-columns-repeated="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Umwälzpumpe fördert bei 0.3bar 36l/min ok für Inbetriebnahme und betrieb vom ganzen Hau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tutdi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chsto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/min</text:p>
          </table:table-cell>
          <table:table-cell office:value-type="string" calcext:value-type="string">
            <text:p>Schätzung</text:p>
          </table:table-cell>
          <table:table-cell table:number-columns-repeated="11"/>
        </table:table-row>
      </table:table>
      <table:table table:name="DP Kalt 1" table:style-name="ta1">
        <office:forms form:automatic-focus="false" form:apply-design-mode="false"/>
        <table:shapes>
          <draw:frame draw:z-index="0" draw:style-name="gr3" draw:text-style-name="P4" svg:width="297.17mm" svg:height="145.11mm" svg:x="99.16mm" svg:y="12.65mm">
            <draw:object draw:notify-on-update-of-ranges="'DP Kalt 1'.C3:'DP Kalt 1'.C28 'DP Kalt 1'.D3:'DP Kalt 1'.D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94"/>
        <table:table-column table:style-name="co2" table:default-cell-style-name="Default"/>
        <table:table-column table:style-name="co2" table:default-cell-style-name="ce94"/>
        <table:table-row table:style-name="ro1">
          <table:table-cell office:value-type="string" calcext:value-type="string">
            <text:p>Dichtheit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304" office:value-type="time" office:time-value="PT10H32M00S" calcext:value-type="time">
            <text:p>10:32: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0</text:p>
          </table:table-cell>
        </table:table-row>
        <table:table-row table:style-name="ro1">
          <table:table-cell table:style-name="ce304" office:value-type="time" office:time-value="PT11H03M00S" calcext:value-type="time">
            <text:p>11:03:00</text:p>
          </table:table-cell>
          <table:table-cell table:formula="of:=([.A5]-[.A4])*24*60" office:value-type="float" office:value="31" calcext:value-type="float">
            <text:p>31.00</text:p>
          </table:table-cell>
          <table:table-cell table:formula="of:=([.A5]-[.$A$4])*24*60" office:value-type="float" office:value="31" calcext:value-type="float">
            <text:p>31</text:p>
          </table:table-cell>
          <table:table-cell office:value-type="float" office:value="7.4" calcext:value-type="float">
            <text:p>7.40</text:p>
          </table:table-cell>
        </table:table-row>
        <table:table-row table:style-name="ro1">
          <table:table-cell table:style-name="ce304" office:value-type="time" office:time-value="PT11H34M00S" calcext:value-type="time">
            <text:p>11:34:00</text:p>
          </table:table-cell>
          <table:table-cell table:formula="of:=([.A6]-[.A5])*24*60" office:value-type="float" office:value="31" calcext:value-type="float">
            <text:p>31.00</text:p>
          </table:table-cell>
          <table:table-cell table:formula="of:=([.A6]-[.$A$4])*24*60" office:value-type="float" office:value="62" calcext:value-type="float">
            <text:p>62</text:p>
          </table:table-cell>
          <table:table-cell office:value-type="float" office:value="6.9" calcext:value-type="float">
            <text:p>6.90</text:p>
          </table:table-cell>
        </table:table-row>
        <table:table-row table:style-name="ro1">
          <table:table-cell table:style-name="ce304" office:value-type="time" office:time-value="PT12H05M00S" calcext:value-type="time">
            <text:p>12:05:00</text:p>
          </table:table-cell>
          <table:table-cell table:formula="of:=([.A7]-[.A6])*24*60" office:value-type="float" office:value="31" calcext:value-type="float">
            <text:p>31.00</text:p>
          </table:table-cell>
          <table:table-cell table:formula="of:=([.A7]-[.$A$4])*24*60" office:value-type="float" office:value="93" calcext:value-type="float">
            <text:p>93</text:p>
          </table:table-cell>
          <table:table-cell office:value-type="float" office:value="6.3" calcext:value-type="float">
            <text:p>6.30</text:p>
          </table:table-cell>
        </table:table-row>
        <table:table-row table:style-name="ro1">
          <table:table-cell table:style-name="ce304" office:value-type="time" office:time-value="PT12H35M00S" calcext:value-type="time">
            <text:p>12:35:00</text:p>
          </table:table-cell>
          <table:table-cell table:formula="of:=([.A8]-[.A7])*24*60" office:value-type="float" office:value="30.0000000000001" calcext:value-type="float">
            <text:p>30.00</text:p>
          </table:table-cell>
          <table:table-cell table:formula="of:=([.A8]-[.$A$4])*24*60" office:value-type="float" office:value="123" calcext:value-type="float">
            <text:p>123</text:p>
          </table:table-cell>
          <table:table-cell office:value-type="float" office:value="5.6" calcext:value-type="float">
            <text:p>5.60</text:p>
          </table:table-cell>
        </table:table-row>
        <table:table-row table:style-name="ro1">
          <table:table-cell table:style-name="ce304" office:value-type="time" office:time-value="PT13H08M00S" calcext:value-type="time">
            <text:p>13:08:00</text:p>
          </table:table-cell>
          <table:table-cell table:formula="of:=([.A9]-[.A8])*24*60" office:value-type="float" office:value="33" calcext:value-type="float">
            <text:p>33.00</text:p>
          </table:table-cell>
          <table:table-cell table:formula="of:=([.A9]-[.$A$4])*24*60" office:value-type="float" office:value="156" calcext:value-type="float">
            <text:p>156</text:p>
          </table:table-cell>
          <table:table-cell office:value-type="float" office:value="5.1" calcext:value-type="float">
            <text:p>5.10</text:p>
          </table:table-cell>
        </table:table-row>
        <table:table-row table:style-name="ro1">
          <table:table-cell table:style-name="ce304" office:value-type="time" office:time-value="PT13H36M00S" calcext:value-type="time">
            <text:p>13:36:00</text:p>
          </table:table-cell>
          <table:table-cell table:formula="of:=([.A10]-[.A9])*24*60" office:value-type="float" office:value="27.9999999999999" calcext:value-type="float">
            <text:p>28.00</text:p>
          </table:table-cell>
          <table:table-cell table:formula="of:=([.A10]-[.$A$4])*24*60" office:value-type="float" office:value="184" calcext:value-type="float">
            <text:p>184</text:p>
          </table:table-cell>
          <table:table-cell office:value-type="float" office:value="4.7" calcext:value-type="float">
            <text:p>4.70</text:p>
          </table:table-cell>
        </table:table-row>
        <table:table-row table:style-name="ro1">
          <table:table-cell table:style-name="ce304" office:value-type="time" office:time-value="PT14H45M00S" calcext:value-type="time">
            <text:p>14:45:00</text:p>
          </table:table-cell>
          <table:table-cell table:formula="of:=([.A11]-[.A10])*24*60" office:value-type="float" office:value="69.0000000000001" calcext:value-type="float">
            <text:p>69.00</text:p>
          </table:table-cell>
          <table:table-cell table:formula="of:=([.A11]-[.$A$4])*24*60" office:value-type="float" office:value="253" calcext:value-type="float">
            <text:p>253</text:p>
          </table:table-cell>
          <table:table-cell office:value-type="float" office:value="4" calcext:value-type="float">
            <text:p>4.00</text:p>
          </table:table-cell>
        </table:table-row>
        <table:table-row table:style-name="ro1">
          <table:table-cell table:style-name="ce304" office:value-type="time" office:time-value="PT15H04M00S" calcext:value-type="time">
            <text:p>15:04:00</text:p>
          </table:table-cell>
          <table:table-cell table:formula="of:=([.A12]-[.A11])*24*60" office:value-type="float" office:value="18.9999999999999" calcext:value-type="float">
            <text:p>19.00</text:p>
          </table:table-cell>
          <table:table-cell table:formula="of:=([.A12]-[.$A$4])*24*60" office:value-type="float" office:value="272" calcext:value-type="float">
            <text:p>272</text:p>
          </table:table-cell>
          <table:table-cell office:value-type="float" office:value="3.9" calcext:value-type="float">
            <text:p>3.90</text:p>
          </table:table-cell>
        </table:table-row>
        <table:table-row table:style-name="ro1">
          <table:table-cell table:style-name="ce304" office:value-type="time" office:time-value="PT15H35M00S" calcext:value-type="time">
            <text:p>15:35:00</text:p>
          </table:table-cell>
          <table:table-cell table:formula="of:=([.A13]-[.A12])*24*60" office:value-type="float" office:value="31" calcext:value-type="float">
            <text:p>31.00</text:p>
          </table:table-cell>
          <table:table-cell table:formula="of:=([.A13]-[.$A$4])*24*60" office:value-type="float" office:value="303" calcext:value-type="float">
            <text:p>303</text:p>
          </table:table-cell>
          <table:table-cell office:value-type="float" office:value="3.6" calcext:value-type="float">
            <text:p>3.60</text:p>
          </table:table-cell>
        </table:table-row>
        <table:table-row table:style-name="ro1">
          <table:table-cell table:style-name="ce304" office:value-type="time" office:time-value="PT16H00M00S" calcext:value-type="time">
            <text:p>16:00:00</text:p>
          </table:table-cell>
          <table:table-cell table:formula="of:=([.A14]-[.A13])*24*60" office:value-type="float" office:value="24.9999999999999" calcext:value-type="float">
            <text:p>25.00</text:p>
          </table:table-cell>
          <table:table-cell table:formula="of:=([.A14]-[.$A$4])*24*60" office:value-type="float" office:value="328" calcext:value-type="float">
            <text:p>328</text:p>
          </table:table-cell>
          <table:table-cell office:value-type="float" office:value="3.4" calcext:value-type="float">
            <text:p>3.40</text:p>
          </table:table-cell>
        </table:table-row>
        <table:table-row table:style-name="ro1">
          <table:table-cell table:style-name="ce304" office:value-type="time" office:time-value="PT18H15M00S" calcext:value-type="time">
            <text:p>18:15:00</text:p>
          </table:table-cell>
          <table:table-cell table:formula="of:=([.A15]-[.A14])*24*60" office:value-type="float" office:value="135" calcext:value-type="float">
            <text:p>135.00</text:p>
          </table:table-cell>
          <table:table-cell table:formula="of:=([.A15]-[.$A$4])*24*60" office:value-type="float" office:value="463" calcext:value-type="float">
            <text:p>463</text:p>
          </table:table-cell>
          <table:table-cell office:value-type="float" office:value="2.7" calcext:value-type="float">
            <text:p>2.70</text:p>
          </table:table-cell>
        </table:table-row>
        <table:table-row table:style-name="ro1">
          <table:table-cell table:style-name="ce304" office:value-type="time" office:time-value="PT18H47M00S" calcext:value-type="time">
            <text:p>18:47:00</text:p>
          </table:table-cell>
          <table:table-cell table:formula="of:=([.A16]-[.A15])*24*60" office:value-type="float" office:value="32" calcext:value-type="float">
            <text:p>32.00</text:p>
          </table:table-cell>
          <table:table-cell table:formula="of:=([.A16]-[.$A$4])*24*60" office:value-type="float" office:value="495" calcext:value-type="float">
            <text:p>495</text:p>
          </table:table-cell>
          <table:table-cell office:value-type="float" office:value="2.6" calcext:value-type="float">
            <text:p>2.60</text:p>
          </table:table-cell>
        </table:table-row>
        <table:table-row table:style-name="ro1">
          <table:table-cell table:style-name="ce304" office:value-type="time" office:time-value="PT19H18M00S" calcext:value-type="time">
            <text:p>19:18:00</text:p>
          </table:table-cell>
          <table:table-cell table:formula="of:=([.A17]-[.A16])*24*60" office:value-type="float" office:value="31" calcext:value-type="float">
            <text:p>31.00</text:p>
          </table:table-cell>
          <table:table-cell table:formula="of:=([.A17]-[.$A$4])*24*60" office:value-type="float" office:value="526" calcext:value-type="float">
            <text:p>526</text:p>
          </table:table-cell>
          <table:table-cell office:value-type="float" office:value="2.6" calcext:value-type="float">
            <text:p>2.60</text:p>
          </table:table-cell>
        </table:table-row>
        <table:table-row table:style-name="ro1">
          <table:table-cell table:style-name="ce304" office:value-type="time" office:time-value="PT19H49M00S" calcext:value-type="time">
            <text:p>19:49:00</text:p>
          </table:table-cell>
          <table:table-cell table:formula="of:=([.A18]-[.A17])*24*60" office:value-type="float" office:value="30.9999999999999" calcext:value-type="float">
            <text:p>31.00</text:p>
          </table:table-cell>
          <table:table-cell table:formula="of:=([.A18]-[.$A$4])*24*60" office:value-type="float" office:value="557" calcext:value-type="float">
            <text:p>557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table:style-name="ce304" office:value-type="time" office:time-value="PT20H20M00S" calcext:value-type="time">
            <text:p>20:20:00</text:p>
          </table:table-cell>
          <table:table-cell table:formula="of:=([.A19]-[.A18])*24*60" office:value-type="float" office:value="31" calcext:value-type="float">
            <text:p>31.00</text:p>
          </table:table-cell>
          <table:table-cell table:formula="of:=([.A19]-[.$A$4])*24*60" office:value-type="float" office:value="588" calcext:value-type="float">
            <text:p>588</text:p>
          </table:table-cell>
          <table:table-cell office:value-type="float" office:value="2.4" calcext:value-type="float">
            <text:p>2.40</text:p>
          </table:table-cell>
        </table:table-row>
        <table:table-row table:style-name="ro1">
          <table:table-cell table:style-name="ce304" office:value-type="time" office:time-value="PT22H01M00S" calcext:value-type="time">
            <text:p>22:01:00</text:p>
          </table:table-cell>
          <table:table-cell table:formula="of:=([.A20]-[.A19])*24*60" office:value-type="float" office:value="101" calcext:value-type="float">
            <text:p>101.00</text:p>
          </table:table-cell>
          <table:table-cell table:formula="of:=([.A20]-[.$A$4])*24*60" office:value-type="float" office:value="689" calcext:value-type="float">
            <text:p>689</text:p>
          </table:table-cell>
          <table:table-cell office:value-type="float" office:value="2.1" calcext:value-type="float">
            <text:p>2.10</text:p>
          </table:table-cell>
        </table:table-row>
        <table:table-row table:style-name="ro1">
          <table:table-cell table:style-name="ce304" office:value-type="time" office:time-value="PT23H11M00S" calcext:value-type="time">
            <text:p>23:11:00</text:p>
          </table:table-cell>
          <table:table-cell table:formula="of:=([.A21]-[.A20])*24*60" office:value-type="float" office:value="70.0000000000001" calcext:value-type="float">
            <text:p>70.00</text:p>
          </table:table-cell>
          <table:table-cell table:formula="of:=([.A21]-[.$A$4])*24*60" office:value-type="float" office:value="759" calcext:value-type="float">
            <text:p>759</text:p>
          </table:table-cell>
          <table:table-cell office:value-type="float" office:value="2" calcext:value-type="float">
            <text:p>2.00</text:p>
          </table:table-cell>
        </table:table-row>
        <table:table-row table:style-name="ro1">
          <table:table-cell table:style-name="ce304" office:value-type="time" office:time-value="PT07H12M00S" calcext:value-type="time">
            <text:p>07:12:00</text:p>
          </table:table-cell>
          <table:table-cell table:formula="of:=([.A22]-[.A21]+1)*24*60" office:value-type="float" office:value="481" calcext:value-type="float">
            <text:p>481.00</text:p>
          </table:table-cell>
          <table:table-cell table:formula="of:=([.A22]-[.$A$4]+1)*24*60" office:value-type="float" office:value="1240" calcext:value-type="float">
            <text:p>1240</text:p>
          </table:table-cell>
          <table:table-cell office:value-type="float" office:value="1.9" calcext:value-type="float">
            <text:p>1.90</text:p>
          </table:table-cell>
        </table:table-row>
        <table:table-row table:style-name="ro1" table:number-rows-repeated="6">
          <table:table-cell table:style-name="ce304"/>
          <table:table-cell table:number-columns-repeated="3"/>
        </table:table-row>
        <table:table-row table:style-name="ro1" table:number-rows-repeated="104854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>
        <table:named-range table:name="h_" table:base-cell-address="$Tabelle1.$D$1" table:cell-range-address="$Tabelle1.$E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  <number:text> h</number:text>
    </number:number-style>
    <number:number-style style:name="N108">
      <number:number number:decimal-places="1" loext:min-decimal-places="1" number:min-integer-digits="1" number:grouping="true"/>
    </number:number-style>
    <number:date-style style:name="N109">
      <number:day-of-week/>
      <number:text> </number:text>
      <number:day number:style="long"/>
      <number:text>.</number:text>
      <number:month number:style="long"/>
      <number:text>.</number:text>
      <number:year/>
    </number:date-style>
    <number:date-style style:name="N110">
      <number:day-of-week/>
      <number:text>   </number:text>
      <number:day number:style="long"/>
      <number:text>.</number:text>
      <number:month number:style="long"/>
      <number:text>.</number:text>
      <number:year/>
    </number:date-style>
    <number:date-style style:name="N111">
      <number:day-of-week/>
      <number:text>  </number:text>
      <number:day number:style="long"/>
      <number:text>.</number:text>
      <number:month number:style="long"/>
      <number:text>.</number:text>
      <number:year/>
    </number:date-style>
    <number:number-style style:name="N112">
      <number:text>KW</number:text>
      <number:number number:decimal-places="0" loext:min-decimal-places="0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benannt1" style:family="table-cell" style:parent-style-name="Default">
      <style:table-cell-properties fo:background-color="#eee8aa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1">00.00.0000</text:date>, <text:time style:data-style-name="N2" text:time-value="15:10:17.91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09:40:58.902000000</meta:creation-date>
    <meta:generator>LibreOffice/6.0.7.3$Windows_X86_64 LibreOffice_project/dc89aa7a9eabfd848af146d5086077aeed2ae4a5</meta:generator>
    <meta:editing-duration>P12DT12H18M27S</meta:editing-duration>
    <meta:editing-cycles>34</meta:editing-cycles>
    <dc:date>2019-05-31T23:57:54.245000000</dc:date>
    <meta:document-statistic meta:table-count="8" meta:cell-count="231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8">
      <style:chart-properties chart:display-label="true" chart:logarithmic="false" chart:minimum="0" chart:maximum="8.5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12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718cm" svg:height="14.512cm" xlink:href=".." xlink:type="simple" chart:class="chart:scatter" chart:style-name="ch1">
        <chart:legend chart:legend-position="end" svg:x="25.808cm" svg:y="6.708cm" style:legend-expansion="high" chart:style-name="ch2"/>
        <chart:plot-area chart:style-name="ch3" table:cell-range-address="'DP Kalt 1'.C3:'DP Kalt 1'.D28" svg:x="0.594cm" svg:y="0.29cm" svg:width="24.62cm" svg:height="13.932cm">
          <chartooo:coordinate-region svg:x="1.321cm" svg:y="0.489cm" svg:width="23.521cm" svg:height="13.08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P Kalt 1'.D3:'DP Kalt 1'.D28" chart:class="chart:scatter">
            <chart:domain table:cell-range-address="'DP Kalt 1'.C3:'DP Kalt 1'.C28"/>
            <chart:regression-curve chart:style-name="ch8">
              <chart:equation chart:display-equation="true" chart:display-r-square="false" svg:x="8.071cm" svg:y="1.382cm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DP Kalt 1'.C3:'DP Kalt 1'.C28</svg:desc>
                </draw:g>
              </table:table-cell>
              <table:table-cell office:value-type="float" office:value="NaN">
                <text:p>NaN</text:p>
                <draw:g>
                  <svg:desc>'DP Kalt 1'.D3:'DP Kalt 1'.D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">
                <text:p>3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">
                <text:p>62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3">
                <text:p>9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6">
                <text:p>15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4">
                <text:p>18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3">
                <text:p>2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2">
                <text:p>272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3">
                <text:p>30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8">
                <text:p>32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63">
                <text:p>46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5">
                <text:p>49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26">
                <text:p>52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57">
                <text:p>557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88">
                <text:p>58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9">
                <text:p>68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59">
                <text:p>7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0">
                <text:p>124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